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6.07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5.727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#Produktgruppe</text:p>
          </table:table-cell>
          <table:table-cell table:style-name="ce1" office:value-type="string">
            <text:p>Lieferant</text:p>
          </table:table-cell>
          <table:table-cell table:style-name="ce1" office:value-type="string">
            <text:p>Artikelnummer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Barcode</text:p>
          </table:table-cell>
          <table:table-cell table:style-name="ce1" office:value-type="string">
            <text:p>Herkunftsland</text:p>
          </table:table-cell>
          <table:table-cell table:style-name="ce1" office:value-type="string">
            <text:p>VPE</text:p>
          </table:table-cell>
          <table:table-cell table:style-name="ce1" office:value-type="string">
            <text:p>VK-Preis</text:p>
          </table:table-cell>
          <table:table-cell table:style-name="ce1" office:value-type="string">
            <text:p>EK-Preis</text:p>
          </table:table-cell>
          <table:table-cell table:style-name="ce1" office:value-type="string">
            <text:p>Variabel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250g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250g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 Großverbraucher 1000g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 Großverbraucher 1000g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250g</text:p>
          </table:table-cell>
          <table:table-cell/>
          <table:table-cell office:value-type="string">
            <text:p>Äthiopien</text:p>
          </table:table-cell>
          <table:table-cell office:value-type="float" office:value="12">
            <text:p>12</text:p>
          </table:table-cell>
          <table:table-cell office:value-type="float" office:value="7.2">
            <text:p>7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250g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8">
            <text:p>4,8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50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250g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250g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4080901">
            <text:p>4080901</text:p>
          </table:table-cell>
          <table:table-cell office:value-type="string">
            <text:p>Bio Café Yungas, Röstkaffee gemahlen 250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4080902">
            <text:p>4080902</text:p>
          </table:table-cell>
          <table:table-cell office:value-type="string">
            <text:p>Bio Café Yungas, Röstkaffee Bohnen 250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 gemahlen 250 g</text:p>
          </table:table-cell>
          <table:table-cell/>
          <table:table-cell office:value-type="string">
            <text:p>Brasil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 Bohnen 500g</text:p>
          </table:table-cell>
          <table:table-cell/>
          <table:table-cell office:value-type="string">
            <text:p>Brasil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500g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500g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001">
            <text:p>1001</text:p>
          </table:table-cell>
          <table:table-cell office:value-type="string">
            <text:p>ECUADOR KAFFEE gemahlen (100% Arabica), 250g 250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250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500g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500g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250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5">
            <text:p>4,2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500g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120</text:p>
          </table:table-cell>
          <table:table-cell office:value-type="string">
            <text:p>Café "Creole" 250 g, gemahlen 250g</text:p>
          </table:table-cell>
          <table:table-cell/>
          <table:table-cell office:value-type="string">
            <text:p>Haiti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150</text:p>
          </table:table-cell>
          <table:table-cell office:value-type="string">
            <text:p>Café "Creole" 500 g, gemahlen 500g</text:p>
          </table:table-cell>
          <table:table-cell/>
          <table:table-cell office:value-type="string">
            <text:p>Haiti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153</text:p>
          </table:table-cell>
          <table:table-cell office:value-type="string">
            <text:p>Café "Creole" 500 g, Bohne 500g</text:p>
          </table:table-cell>
          <table:table-cell/>
          <table:table-cell office:value-type="string">
            <text:p>Haiti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250g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250g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201">
            <text:p>1201</text:p>
          </table:table-cell>
          <table:table-cell office:value-type="string">
            <text:p>HONDURAS KAFFEE gemahlen (100% Arabica), 250g 250g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250g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250g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110901">
            <text:p>3110901</text:p>
          </table:table-cell>
          <table:table-cell office:value-type="string">
            <text:p>Bio Guatemala PUR 100% Arabica, gemahlen 250g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250g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250g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250g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1000g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1000g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4430901">
            <text:p>4430901</text:p>
          </table:table-cell>
          <table:table-cell office:value-type="string">
            <text:p>Bio Kolumbien PUR 100% Arabica gemahlen 250g</text:p>
          </table:table-cell>
          <table:table-cell/>
          <table:table-cell office:value-type="string">
            <text:p>Kolumb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301">
            <text:p>1301</text:p>
          </table:table-cell>
          <table:table-cell office:value-type="string">
            <text:p>Kongo Kaffee gemahlen 100 % Arabica 250 g</text:p>
          </table:table-cell>
          <table:table-cell/>
          <table:table-cell office:value-type="string">
            <text:p>Kongo 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250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kbA, gem. 250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kbA, gem.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kbA, Bohnen 500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 <text:s/>PP Neutralverp., Bohne Großverbraucher 1000g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 Großverbraucher 1000g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5080901">
            <text:p>5080901</text:p>
          </table:table-cell>
          <table:table-cell office:value-type="string">
            <text:p>Mexiko PUR 100% Arabica gemahlen 25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580901">
            <text:p>8580901</text:p>
          </table:table-cell>
          <table:table-cell office:value-type="string">
            <text:p>Maragogype Bio Café, Elefantenbohne 250g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620903">
            <text:p>8620903</text:p>
          </table:table-cell>
          <table:table-cell office:value-type="string">
            <text:p>Lalitpur Bio Café, gemahlen 25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5340901">
            <text:p>5340901</text:p>
          </table:table-cell>
          <table:table-cell office:value-type="string">
            <text:p>Nicaragua PUR 100% Arabica, gemahlen 250g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550</text:p>
          </table:table-cell>
          <table:table-cell office:value-type="string">
            <text:p>nica 4.0 selección, Gourmet-Auswahl Gemahlen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553</text:p>
          </table:table-cell>
          <table:table-cell office:value-type="string">
            <text:p>nica 4.0 selección, Gourmet-Auswahl Ganze Bohne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 <text:s/>500 g, naturmild, Bohn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1000g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1000g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kbA, gemahlen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kbA, gem., naturmilde Röstung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kbA, gem.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kbA, Bohn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 exklusiver Gourmetkaffee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 exklusiver Gourmetkaffee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120</text:p>
          </table:table-cell>
          <table:table-cell office:value-type="string">
            <text:p>Café de Panamá 250 g, Gourmetkaffee, gem. 250g</text:p>
          </table:table-cell>
          <table:table-cell/>
          <table:table-cell office:value-type="string">
            <text:p>Panama</text:p>
          </table:table-cell>
          <table:table-cell office:value-type="float" office:value="20">
            <text:p>20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123</text:p>
          </table:table-cell>
          <table:table-cell office:value-type="string">
            <text:p>Café de Panamá 250 g, Gourmetkaffee, Bohne 250g</text:p>
          </table:table-cell>
          <table:table-cell/>
          <table:table-cell office:value-type="string">
            <text:p>Panama</text:p>
          </table:table-cell>
          <table:table-cell office:value-type="float" office:value="20">
            <text:p>20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004</text:p>
          </table:table-cell>
          <table:table-cell office:value-type="string">
            <text:p>Café de Panamá, Gourmet-Kaffee, 1000g kbA, gem. 1000g</text:p>
          </table:table-cell>
          <table:table-cell/>
          <table:table-cell office:value-type="string">
            <text:p>Panama</text:p>
          </table:table-cell>
          <table:table-cell office:value-type="float" office:value="5">
            <text:p>5</text:p>
          </table:table-cell>
          <table:table-cell office:value-type="float" office:value="16.25">
            <text:p>16,2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a113002</text:p>
          </table:table-cell>
          <table:table-cell office:value-type="string">
            <text:p>Café de Panamá, Gourmet-Kaffee, 1000g kbA, Bohne 1000g</text:p>
          </table:table-cell>
          <table:table-cell/>
          <table:table-cell office:value-type="string">
            <text:p>Panama</text:p>
          </table:table-cell>
          <table:table-cell office:value-type="float" office:value="5">
            <text:p>5</text:p>
          </table:table-cell>
          <table:table-cell office:value-type="float" office:value="16.25">
            <text:p>16,2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250g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Crema Oro Verde 100% Peru , kbA, gemahlen 250 g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Crema Oro Verde 100% Peru , kbA, Bohne 500g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float" office:value="1101">
            <text:p>1101</text:p>
          </table:table-cell>
          <table:table-cell office:value-type="string">
            <text:p>PERU KAFFEE gemahlen (100% Arabica) 25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600901">
            <text:p>3600901</text:p>
          </table:table-cell>
          <table:table-cell office:value-type="string">
            <text:p>Bio Peru PUR 100% Arabica, gemahlen 250g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910901">
            <text:p>1910901</text:p>
          </table:table-cell>
          <table:table-cell office:value-type="string">
            <text:p>Ruanda PUR 100% Arabica, gemahlen 250g</text:p>
          </table:table-cell>
          <table:table-cell/>
          <table:table-cell office:value-type="string">
            <text:p>Rwand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250g</text:p>
          </table:table-cell>
          <table:table-cell/>
          <table:table-cell office:value-type="string">
            <text:p>Tanzania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500g</text:p>
          </table:table-cell>
          <table:table-cell/>
          <table:table-cell office:value-type="string">
            <text:p>Tanzania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460901">
            <text:p>1460901</text:p>
          </table:table-cell>
          <table:table-cell office:value-type="string">
            <text:p>Bio Café Kilimanjaro, Röstkaffee, gemahlen 250g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460902">
            <text:p>1460902</text:p>
          </table:table-cell>
          <table:table-cell office:value-type="string">
            <text:p>Bio Café Kilimanjaro, Röstkaffee, Bohnen 250g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820901">
            <text:p>1820901</text:p>
          </table:table-cell>
          <table:table-cell office:value-type="string">
            <text:p>Mont Elgon Bio Crema, Bohnen 250g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820902">
            <text:p>1820902</text:p>
          </table:table-cell>
          <table:table-cell office:value-type="string">
            <text:p>Mont Elgon Bio Crema, gemahlen 250g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1820903">
            <text:p>1820903</text:p>
          </table:table-cell>
          <table:table-cell office:value-type="string">
            <text:p>Mont Elgon Bio Crema, Bohnen 1000g</text:p>
          </table:table-cell>
          <table:table-cell/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250g</text:p>
          </table:table-cell>
          <table:table-cell/>
          <table:table-cell office:value-type="string">
            <text:p>Kongo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250g</text:p>
          </table:table-cell>
          <table:table-cell/>
          <table:table-cell office:value-type="string">
            <text:p>Kongo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050901">
            <text:p>3050901</text:p>
          </table:table-cell>
          <table:table-cell office:value-type="string">
            <text:p>Bio Café Orgánico, naturmild, gemahlen 25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05090101">
            <text:p>305090101</text:p>
          </table:table-cell>
          <table:table-cell office:value-type="string">
            <text:p>Bio Café Orgánico, naturmild, Bohnen 25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3050917">
            <text:p>3050917</text:p>
          </table:table-cell>
          <table:table-cell office:value-type="string">
            <text:p>Café Orgánico „Misereor“, naturmild gemahlen 50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8.49">
            <text:p>8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92">
            <text:p>8900992</text:p>
          </table:table-cell>
          <table:table-cell office:value-type="string">
            <text:p>Café Mero Bio, gemahlen 25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93">
            <text:p>8900993</text:p>
          </table:table-cell>
          <table:table-cell office:value-type="string">
            <text:p>Café Mero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06">
            <text:p>8910906</text:p>
          </table:table-cell>
          <table:table-cell office:value-type="string">
            <text:p>Café Camino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07">
            <text:p>8910907</text:p>
          </table:table-cell>
          <table:table-cell office:value-type="string">
            <text:p>Bio Café Esperanza BdfW mild aromatisch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46">
            <text:p>8910946</text:p>
          </table:table-cell>
          <table:table-cell office:value-type="string">
            <text:p>Café Milde Mischung, gemahlen 5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47">
            <text:p>8910947</text:p>
          </table:table-cell>
          <table:table-cell office:value-type="string">
            <text:p>Café Aha, gemahlen 5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250g</text:p>
          </table:table-cell>
          <table:table-cell/>
          <table:table-cell office:value-type="string">
            <text:p>Nicar., Äthiop. <text:s/>Indones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500g</text:p>
          </table:table-cell>
          <table:table-cell/>
          <table:table-cell office:value-type="string">
            <text:p>Nicar., Äthiop. <text:s/>Indones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99">
            <text:p>8900999</text:p>
          </table:table-cell>
          <table:table-cell office:value-type="string">
            <text:p>Faires Pfund Filterkaffee gemahlen 500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7.99">
            <text:p>7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5050901">
            <text:p>5050901</text:p>
          </table:table-cell>
          <table:table-cell office:value-type="string">
            <text:p>Chiapas Espresso, Bohnen 250 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5050902">
            <text:p>5050902</text:p>
          </table:table-cell>
          <table:table-cell office:value-type="string">
            <text:p>Chiapas Espresso, gemahlen 250 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5050903">
            <text:p>5050903</text:p>
          </table:table-cell>
          <table:table-cell office:value-type="string">
            <text:p>Chiapas Espresso, Bohnen 1000 g</text:p>
          </table:table-cell>
          <table:table-cell/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250g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float" office:value="1701">
            <text:p>1701</text:p>
          </table:table-cell>
          <table:table-cell office:value-type="string">
            <text:p>Espresso Kaffee gemahlen 100 % Arabica 250 g</text:p>
          </table:table-cell>
          <table:table-cell/>
          <table:table-cell office:value-type="string">
            <text:p>Honduras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float" office:value="1702">
            <text:p>1702</text:p>
          </table:table-cell>
          <table:table-cell office:value-type="string">
            <text:p>Espresso Kaffee Bohne 100 % Arabica 250 g</text:p>
          </table:table-cell>
          <table:table-cell/>
          <table:table-cell office:value-type="string">
            <text:p>Honduras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05">
            <text:p>8910905</text:p>
          </table:table-cell>
          <table:table-cell office:value-type="string">
            <text:p>Bio Espresso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0501">
            <text:p>891090501</text:p>
          </table:table-cell>
          <table:table-cell office:value-type="string">
            <text:p>Bio Espresso, Bohn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1101">
            <text:p>891091101</text:p>
          </table:table-cell>
          <table:table-cell office:value-type="string">
            <text:p>Espresso Cargado Bohne, kräftig aromatisch 1000 g</text:p>
          </table:table-cell>
          <table:table-cell/>
          <table:table-cell office:value-type="string">
            <text:p>diverse</text:p>
          </table:table-cell>
          <table:table-cell office:value-type="float" office:value="4">
            <text:p>4</text:p>
          </table:table-cell>
          <table:table-cell office:value-type="float" office:value="16.95">
            <text:p>16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11">
            <text:p>8910911</text:p>
          </table:table-cell>
          <table:table-cell office:value-type="string">
            <text:p>Espresso Cargado gemahlen, kräftig aromatisch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7">
            <text:p>8900927</text:p>
          </table:table-cell>
          <table:table-cell office:value-type="string">
            <text:p>tazpresso, gemahlen 250g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701">
            <text:p>890092701</text:p>
          </table:table-cell>
          <table:table-cell office:value-type="string">
            <text:p>tazpresso, Bohnen 250g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702">
            <text:p>890092702</text:p>
          </table:table-cell>
          <table:table-cell office:value-type="string">
            <text:p>tazpresso, Bohnen 1000g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22.95">
            <text:p>22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49">
            <text:p>8900949</text:p>
          </table:table-cell>
          <table:table-cell office:value-type="string">
            <text:p>Café Wunderbar Espresso Bohne, für Vollautomaten 1000g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12">
            <text:p>8910912</text:p>
          </table:table-cell>
          <table:table-cell office:value-type="string">
            <text:p>Italienischer Espresso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10972">
            <text:p>8910972</text:p>
          </table:table-cell>
          <table:table-cell office:value-type="string">
            <text:p>Italienischer Espresso Bohne 1000g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25">
            <text:p>8900925</text:p>
          </table:table-cell>
          <table:table-cell office:value-type="string">
            <text:p>Bio Caffé Crema <text:s/>Bohne, auch für Vollautomaten geeignet 1000g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50906">
            <text:p>8950906</text:p>
          </table:table-cell>
          <table:table-cell office:value-type="string">
            <text:p>Bio Caffé Crema <text:s/>Bohne, auch für Vollautomaten geeignet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97">
            <text:p>8900997</text:p>
          </table:table-cell>
          <table:table-cell office:value-type="string">
            <text:p>Das Faire Pfund Espresso - Bohne 50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float" office:value="8900998">
            <text:p>8900998</text:p>
          </table:table-cell>
          <table:table-cell office:value-type="string">
            <text:p>Das Faire Pfund Crema – Bohne 50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1000 g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200 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200 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1000 g</text:p>
          </table:table-cell>
          <table:table-cell/>
          <table:table-cell office:value-type="string">
            <text:p>Nicaragua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 gemahlen 250 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 Bohne 500 g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8.95">
            <text:p>8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 gemahlen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 Bohne 500 g</text:p>
          </table:table-cell>
          <table:table-cell/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 Arabica-Robusta-Mischung 250g</text:p>
          </table:table-cell>
          <table:table-cell/>
          <table:table-cell office:value-type="string">
            <text:p>afrikanische Länder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 Arabica-Robusta-Mischung 500g</text:p>
          </table:table-cell>
          <table:table-cell/>
          <table:table-cell office:value-type="string">
            <text:p>afrikanische Länder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 Arabica-Robusta-Mischung 1000g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18.2">
            <text:p>18,2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 kbA, gemahlen 250g</text:p>
          </table:table-cell>
          <table:table-cell/>
          <table:table-cell office:value-type="string">
            <text:p>Nicar., Koumb. Bolivien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 kbA, Bohnen 500g</text:p>
          </table:table-cell>
          <table:table-cell/>
          <table:table-cell office:value-type="string">
            <text:p>Nicar., Koumb. Bolivien</text:p>
          </table:table-cell>
          <table:table-cell office:value-type="float" office:value="10">
            <text:p>10</text:p>
          </table:table-cell>
          <table:table-cell office:value-type="float" office:value="9.1">
            <text:p>9,1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 kbA, Bohnen 1000g</text:p>
          </table:table-cell>
          <table:table-cell/>
          <table:table-cell office:value-type="string">
            <text:p>Nicar., Koumb. Bolivien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kbA, Espresso, gemahlen 250g</text:p>
          </table:table-cell>
          <table:table-cell/>
          <table:table-cell office:value-type="string">
            <text:p>Nicaragua 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kbA, Espresso, Bohne 500g</text:p>
          </table:table-cell>
          <table:table-cell/>
          <table:table-cell office:value-type="string">
            <text:p>Nicaragua 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500 g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 Großverbraucher 1000g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5">
            <text:p>5</text:p>
          </table:table-cell>
          <table:table-cell office:value-type="float" office:value="15.6">
            <text:p>15,6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float" office:value="250">
            <text:p>250</text:p>
          </table:table-cell>
          <table:table-cell office:value-type="string">
            <text:p>Rebeldia Durito Espresso, 250g, gemahlen, italienische Röstung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float" office:value="260">
            <text:p>260</text:p>
          </table:table-cell>
          <table:table-cell office:value-type="string">
            <text:p>Rebeldia Durito Espresso, 500g, Bohnen mit Aromaschutzventil, italienische Röstung 500 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float" office:value="8900930">
            <text:p>8900930</text:p>
          </table:table-cell>
          <table:table-cell office:value-type="string">
            <text:p>Bio Esperanza Pads, 18x7g 126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float" office:value="8900931">
            <text:p>8900931</text:p>
          </table:table-cell>
          <table:table-cell office:value-type="string">
            <text:p>Bio Schonkaffee Pads, 18x7g 126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float" office:value="8900948">
            <text:p>8900948</text:p>
          </table:table-cell>
          <table:table-cell office:value-type="string">
            <text:p>Bio Crema Pads, 18x7g 126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126 g</text:p>
          </table:table-cell>
          <table:table-cell/>
          <table:table-cell office:value-type="string">
            <text:p>Bolivien, Kolumbien, Mexiko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126 g</text:p>
          </table:table-cell>
          <table:table-cell/>
          <table:table-cell office:value-type="string">
            <text:p>El Salvador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60 g</text:p>
          </table:table-cell>
          <table:table-cell/>
          <table:table-cell office:value-type="string">
            <text:p>Nicaragua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3050902">
            <text:p>3050902</text:p>
          </table:table-cell>
          <table:table-cell office:value-type="string">
            <text:p>Bio Café Orgánico entkoffeiniert, gemahlen 250g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8900907">
            <text:p>8900907</text:p>
          </table:table-cell>
          <table:table-cell office:value-type="string">
            <text:p>Bio Café Sereno entkoffeiniert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250 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250 g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250 g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., gem. 250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75">
            <text:p>4,75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8910928">
            <text:p>8910928</text:p>
          </table:table-cell>
          <table:table-cell office:value-type="string">
            <text:p>Bio Schonkaffee mild-würzig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 Schonkaffee, schonend entsäuert 250 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kbA, Schonkaffee, gem. 500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kbA, Schonkaffee, gem. 250g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 gemahlen 200 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 Bohnen 200 g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float" office:value="8950903">
            <text:p>8950903</text:p>
          </table:table-cell>
          <table:table-cell office:value-type="string">
            <text:p>Italienischer Espresso entkoffeiniert, gemahlen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 100% Arabica 25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5.2">
            <text:p>5,2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 100% Arabica 500 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250g</text:p>
          </table:table-cell>
          <table:table-cell/>
          <table:table-cell office:value-type="string">
            <text:p>Nicaragua, Kolumbien, Bolivien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 <text:s/>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1000g</text:p>
          </table:table-cell>
          <table:table-cell/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1000g</text:p>
          </table:table-cell>
          <table:table-cell/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35">
            <text:p>4,3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250g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500g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 Partnerkaffee Ruanda-Rheinland-Pfalz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 Partnerkaffee Ruanda-Rheinland-Pfalz 250g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1000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1000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250 g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250 g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250 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250 g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250 g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250 g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250 g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09">
            <text:p>8910909</text:p>
          </table:table-cell>
          <table:table-cell office:value-type="string">
            <text:p>Bergischer Bio Kaffee, gemahlen <text:s/>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71">
            <text:p>8910971</text:p>
          </table:table-cell>
          <table:table-cell office:value-type="string">
            <text:p>Agenda 21 Biokaffee,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1097110">
            <text:p>891097110</text:p>
          </table:table-cell>
          <table:table-cell office:value-type="string">
            <text:p>Agenda 21 Biokaffee, Bohne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250 g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 <text:s/>250 g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 Beutel in Aromaschutz-Geschenkdose 250 g</text:p>
          </table:table-cell>
          <table:table-cell/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float" office:value="8900947">
            <text:p>8900947</text:p>
          </table:table-cell>
          <table:table-cell office:value-type="string">
            <text:p>Café Wunderbar gemahlen 25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Bio mild, gemahl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Bio mild, Bohn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Bio medium, gemahl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Bio medium, Bohn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Bio Espresso, gemahl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Bio Espresso, Bohnen 250g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thiquable</text:p>
          </table:table-cell>
          <table:table-cell office:value-type="float" office:value="69">
            <text:p>69</text:p>
          </table:table-cell>
          <table:table-cell office:value-type="string">
            <text:p>Arabica Ecuador, löslicher Arabica-Kaffee <text:s/>85 g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1440904">
            <text:p>1440904</text:p>
          </table:table-cell>
          <table:table-cell office:value-type="string">
            <text:p>Bio Kagera Instant Kaffee, sprühgetrocknet 100g</text:p>
          </table:table-cell>
          <table:table-cell/>
          <table:table-cell office:value-type="string">
            <text:p>Tanzania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8900915">
            <text:p>8900915</text:p>
          </table:table-cell>
          <table:table-cell office:value-type="string">
            <text:p>Bio Café Benita Instant Kaffee, gefriergetrocknet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8900956">
            <text:p>8900956</text:p>
          </table:table-cell>
          <table:table-cell office:value-type="string">
            <text:p>Bio Café Benita entkoffeiniert Instant Kaffee, gefriergetrocknet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 Mit Rohrohrzucker 120g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 Mit Kakao und Rohrohrzucker 150 g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100 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200 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Instant</text:p>
          </table:table-cell>
          <table:table-cell office:value-type="string">
            <text:p>GEPA</text:p>
          </table:table-cell>
          <table:table-cell office:value-type="float" office:value="8910965">
            <text:p>8910965</text:p>
          </table:table-cell>
          <table:table-cell office:value-type="string">
            <text:p>Cappuccino, Instant Getränkepulver 150g</text:p>
          </table:table-cell>
          <table:table-cell/>
          <table:table-cell office:value-type="string">
            <text:p>Tanzania, diverse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float" office:value="8912108">
            <text:p>8912108</text:p>
          </table:table-cell>
          <table:table-cell office:value-type="string">
            <text:p>Getreide Instantkaffee 120g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float" office:value="172">
            <text:p>172</text:p>
          </table:table-cell>
          <table:table-cell office:value-type="string">
            <text:p>Orzo – Getreidekaffee Instant 120g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 für die Caffettiera/Moka-Kaffeemaschine 50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 <text:s/>20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4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40 g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 table:number-columns-repeated="1016"/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40 g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100 g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250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27.8">
            <text:p>27,8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500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43.9">
            <text:p>43,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 Getreidekaffee und Guarana , kbA 125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7.29">
            <text:p>7,2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 Getreidekaffee und Guarana , kbA 250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12.49">
            <text:p>12,49</text:p>
          </table:table-cell>
          <table:table-cell table:number-columns-repeated="1016"/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 Kakao mit Guarana und Rohrzucker 325 g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7370903">
            <text:p>7370903</text:p>
          </table:table-cell>
          <table:table-cell office:value-type="string">
            <text:p>Ceylon-Tee kräftig aromatischer Schwarztee 250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 Flowery Fannings Extra Special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 kräftig-vollmundig 10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 kräftig-vollmundig 25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7.19">
            <text:p>7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7370901">
            <text:p>7370901</text:p>
          </table:table-cell>
          <table:table-cell office:value-type="string">
            <text:p>Schwarztee Ceylon, einzeln kuvertiert 25x2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401">
            <text:p>2401</text:p>
          </table:table-cell>
          <table:table-cell office:value-type="string">
            <text:p>FRÜHSTÜCKSTEE (Schwarzer Ceylon Tee, 20 Beutel), 36g 20x1,8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7">
            <text:p>8090907</text:p>
          </table:table-cell>
          <table:table-cell office:value-type="string">
            <text:p>Darjeeling <text:s/>First Flush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900987">
            <text:p>8900987</text:p>
          </table:table-cell>
          <table:table-cell office:value-type="string">
            <text:p>Darjeeling Classic 2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900984">
            <text:p>8900984</text:p>
          </table:table-cell>
          <table:table-cell office:value-type="string">
            <text:p>Darjeeling Classic 5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2.99">
            <text:p>1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, edel-blumig 10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89">
            <text:p>4,8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10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25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7.45">
            <text:p>7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25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9.45">
            <text:p>9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500 g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103">
            <text:p>2103</text:p>
          </table:table-cell>
          <table:table-cell office:value-type="string">
            <text:p>DARJEELING TEE (Lose Blätter) 100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190956">
            <text:p>8190956</text:p>
          </table:table-cell>
          <table:table-cell office:value-type="string">
            <text:p>Schwarztee Darjeeling, einzeln kuvertiert 25x2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kbA 20x1,8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20x1,8g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100 g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250 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, 25 Teebeutel je 2 g 25x2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100 g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250 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8">
            <text:p>8090908</text:p>
          </table:table-cell>
          <table:table-cell office:value-type="string">
            <text:p>Assam Tee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12">
            <text:p>8090912</text:p>
          </table:table-cell>
          <table:table-cell office:value-type="string">
            <text:p>Subarna Gold feinherbe Ingwernote, fruchtige Orange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900988">
            <text:p>8900988</text:p>
          </table:table-cell>
          <table:table-cell office:value-type="string">
            <text:p>Ostfriesische Mischung 250g</text:p>
          </table:table-cell>
          <table:table-cell/>
          <table:table-cell office:value-type="string">
            <text:p>Vietnam 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9">
            <text:p>8090909</text:p>
          </table:table-cell>
          <table:table-cell office:value-type="string">
            <text:p>Earl Grey <text:s/>Tee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10">
            <text:p>8090910</text:p>
          </table:table-cell>
          <table:table-cell office:value-type="string">
            <text:p>Indischer Chai mit orientalischen Gewürzen 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600</text:p>
          </table:table-cell>
          <table:table-cell office:value-type="string">
            <text:p>Adivasi Schwarztee im Baumwollbeutel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 angenehm-kräftig 10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 <text:s/>Bergamotte-Öl, vollmundig-spritzig 10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 <text:s/>500 g</text:p>
          </table:table-cell>
          <table:table-cell/>
          <table:table-cell office:value-type="string">
            <text:p>Nepal</text:p>
          </table:table-cell>
          <table:table-cell office:value-type="float" office:value="4">
            <text:p>4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190977">
            <text:p>8190977</text:p>
          </table:table-cell>
          <table:table-cell office:value-type="string">
            <text:p>Indian Black No. 44, einzeln kuvertiert 25x2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6">
            <text:p>8090906</text:p>
          </table:table-cell>
          <table:table-cell office:value-type="string">
            <text:p>Englische Mischung, einzeln kuvertiert 25x2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 20x1,8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503">
            <text:p>2503</text:p>
          </table:table-cell>
          <table:table-cell office:value-type="string">
            <text:p>GRÜNER TEE JASMIN (Lose Blätter) 100g</text:p>
          </table:table-cell>
          <table:table-cell/>
          <table:table-cell office:value-type="string">
            <text:p>Chin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950913">
            <text:p>8950913</text:p>
          </table:table-cell>
          <table:table-cell office:value-type="string">
            <text:p>China Jasmintee mit Jasminblüten veredelt 125 g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900986">
            <text:p>8900986</text:p>
          </table:table-cell>
          <table:table-cell office:value-type="string">
            <text:p>Indischer Grüntee 2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900985">
            <text:p>8900985</text:p>
          </table:table-cell>
          <table:table-cell office:value-type="string">
            <text:p>Indischer Grüntee 400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2.99">
            <text:p>12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090911">
            <text:p>8090911</text:p>
          </table:table-cell>
          <table:table-cell office:value-type="string">
            <text:p>Darjeeling Grüntee <text:s text:c="2"/>100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 blumig-fruchtig 9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 mit Rosenblättern, sinnlich-blumig 9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 mit Nana-Minze, belebend-frisch 9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, kräftig-fruchtig 9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 fruchtig-spritzig 90 g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cn112301</text:p>
          </table:table-cell>
          <table:table-cell office:value-type="string">
            <text:p>Teeblüte, Grünteekugeln mit Nelkenblüte in Geschenkverp., <text:s/>4 Kugeln à 5,5 g, 22 g 22 g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100 g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89">
            <text:p>3,8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'Darjeeling kbA 500 g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100 g</text:p>
          </table:table-cell>
          <table:table-cell/>
          <table:table-cell office:value-type="string">
            <text:p>Indonesien</text:p>
          </table:table-cell>
          <table:table-cell office:value-type="float" office:value="7">
            <text:p>7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55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4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100 g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250 g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39">
            <text:p>5,3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7370902">
            <text:p>7370902</text:p>
          </table:table-cell>
          <table:table-cell office:value-type="string">
            <text:p>Grüntee Ceylon, einzeln kuvertiert 25x2 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float" office:value="8090958">
            <text:p>8090958</text:p>
          </table:table-cell>
          <table:table-cell office:value-type="string">
            <text:p>Ceylon Darjeeling Grüntee 25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 Teebeutel, einzeln verpackt 20x1,8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 Teebeutel, einzeln verpackt 20x1,8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 Teebeutel mit marokkanischer Minze 25x1,5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20x1,5g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20x1,5g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402">
            <text:p>2402</text:p>
          </table:table-cell>
          <table:table-cell office:value-type="string">
            <text:p>GRÜNER CEYLON TEE (20 Beutel), 36g 20x1,8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403">
            <text:p>2403</text:p>
          </table:table-cell>
          <table:table-cell office:value-type="string">
            <text:p>GRÜNER TEE INGWER LIMETTE (20 Beutel), 36g 20x1,8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104">
            <text:p>2104</text:p>
          </table:table-cell>
          <table:table-cell office:value-type="string">
            <text:p>GRÜNER TEE HIBISKUS INGWER (20 Beutel), 36g 20x1,8g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float" office:value="2501">
            <text:p>2501</text:p>
          </table:table-cell>
          <table:table-cell office:value-type="string">
            <text:p>GRÜNER TEE mit MINZE (20 Beutel), 36g 20x1,8g</text:p>
          </table:table-cell>
          <table:table-cell/>
          <table:table-cell office:value-type="string">
            <text:p>Chin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45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 <text:s/>im Agaseke-Körbchen 50 g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 im Agaseke-Körbchen 70 g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 90 g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float" office:value="8950914">
            <text:p>8950914</text:p>
          </table:table-cell>
          <table:table-cell office:value-type="string">
            <text:p>Weißtee Darjeeling <text:s/>75 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float" office:value="8190957">
            <text:p>8190957</text:p>
          </table:table-cell>
          <table:table-cell office:value-type="string">
            <text:p>Weißtee Darjeeling, einzeln kuvertiert 25x2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100 g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 25 Teebeutel je 2 g 25x2g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7370904">
            <text:p>7370904</text:p>
          </table:table-cell>
          <table:table-cell office:value-type="string">
            <text:p>Schwarztee Earl Grey, einzeln kuvertiert 25x1,7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102">
            <text:p>2102</text:p>
          </table:table-cell>
          <table:table-cell office:value-type="string">
            <text:p>EARL GREY TEE (Schwarzer Tee mit Bergamotte, 20 Beutel), 36g 20x1,8g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float" office:value="2101">
            <text:p>2101</text:p>
          </table:table-cell>
          <table:table-cell office:value-type="string">
            <text:p>CHAI-TEE (Schwarzer Tee mit Gewürzen, 20 Beutel), 36g 20x1,8g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float" office:value="396">
            <text:p>396</text:p>
          </table:table-cell>
          <table:table-cell office:value-type="string">
            <text:p>Vanille Teebeutel Ceylontee mit Vanillearoma 25x1,5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float" office:value="38">
            <text:p>38</text:p>
          </table:table-cell>
          <table:table-cell office:value-type="string">
            <text:p>Lemon Honey Teebeutel aromatisierter Ceylontee 25x1,5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1">
            <text:p>8090901</text:p>
          </table:table-cell>
          <table:table-cell office:value-type="string">
            <text:p>Exotic Chai Schwarztee, einzeln kuvertiert 18x1,7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2">
            <text:p>8090902</text:p>
          </table:table-cell>
          <table:table-cell office:value-type="string">
            <text:p>Spicy Orange Schwarztee, einzeln kuvertiert 18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float" office:value="8090903">
            <text:p>8090903</text:p>
          </table:table-cell>
          <table:table-cell office:value-type="string">
            <text:p>Lovely Mango Schwarztee, einzeln kuvertiert 18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float" office:value="8090904">
            <text:p>8090904</text:p>
          </table:table-cell>
          <table:table-cell office:value-type="string">
            <text:p>Granatapfel Weißer Tee, einzeln kuvertiert 18x1,7g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float" office:value="8900996">
            <text:p>8900996</text:p>
          </table:table-cell>
          <table:table-cell office:value-type="string">
            <text:p>Rooibos Natur 12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500 g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5</text:p>
          </table:table-cell>
          <table:table-cell office:value-type="string">
            <text:p>Rotbusch Mate-Orange, kbA 100 g</text:p>
          </table:table-cell>
          <table:table-cell/>
          <table:table-cell office:value-type="string">
            <text:p>diverse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a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5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16.9">
            <text:p>16,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 <text:s/>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100 g</text:p>
          </table:table-cell>
          <table:table-cell/>
          <table:table-cell office:value-type="string">
            <text:p>Südafrika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 sanft und vollmundig 20x1,8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20x2g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float" office:value="8800954">
            <text:p>8800954</text:p>
          </table:table-cell>
          <table:table-cell office:value-type="string">
            <text:p>Rooibos Tee, einzeln kuvertiert 20x2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float" office:value="2301">
            <text:p>2301</text:p>
          </table:table-cell>
          <table:table-cell office:value-type="string">
            <text:p>ROOIBOS TEE (20 Beutel), 40g 20x2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2</text:p>
          </table:table-cell>
          <table:table-cell office:value-type="string">
            <text:p>Teebeutel Rotbusch Vanille 20x2,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10x7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10x8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10x8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10x8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float" office:value="2303">
            <text:p>2303</text:p>
          </table:table-cell>
          <table:table-cell office:value-type="string">
            <text:p>ROOIBOS TEE VERVEINE (20 Beutel), 40g (Zitronenverbene) 20x2g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 mit Mandarine lieblich-fruchtig 20x1,8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 harmonisch-wärmend 20x1,8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float" office:value="8800955">
            <text:p>8800955</text:p>
          </table:table-cell>
          <table:table-cell office:value-type="string">
            <text:p>Rooibos Tee Caramel, einzeln kuvertiert 20x1,7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20x2g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, kbA 25x1,5g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100 g</text:p>
          </table:table-cell>
          <table:table-cell/>
          <table:table-cell office:value-type="string">
            <text:p>Brasilien</text:p>
          </table:table-cell>
          <table:table-cell office:value-type="float" office:value="7">
            <text:p>7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250 g</text:p>
          </table:table-cell>
          <table:table-cell/>
          <table:table-cell office:value-type="string">
            <text:p>Brasilie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Teebeutel je 1,8 g, kbA 20x1,8g</text:p>
          </table:table-cell>
          <table:table-cell/>
          <table:table-cell office:value-type="string">
            <text:p>Brasil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80 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80 g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1</text:p>
          </table:table-cell>
          <table:table-cell office:value-type="string">
            <text:p>"Orange Tree" Kräutertee m. Orangenblüten 6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2</text:p>
          </table:table-cell>
          <table:table-cell office:value-type="string">
            <text:p>"Blue Lemon" Kräutertee mit Kornblumen 5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3</text:p>
          </table:table-cell>
          <table:table-cell office:value-type="string">
            <text:p>"Red Lemon" Kräutertee m. Hibiskusblüten 50 g</text:p>
          </table:table-cell>
          <table:table-cell/>
          <table:table-cell office:value-type="string">
            <text:p>Bol./Parag.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o312404</text:p>
          </table:table-cell>
          <table:table-cell office:value-type="string">
            <text:p>"Every Day" Kräutertee 7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float" office:value="2010">
            <text:p>2010</text:p>
          </table:table-cell>
          <table:table-cell office:value-type="string">
            <text:p>Haustee, Kräuterteemischung 45 g</text:p>
          </table:table-cell>
          <table:table-cell/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float" office:value="2020">
            <text:p>2020</text:p>
          </table:table-cell>
          <table:table-cell office:value-type="string">
            <text:p>Frühstückstee, Kräuterteemischung 45 g</text:p>
          </table:table-cell>
          <table:table-cell/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float" office:value="2030">
            <text:p>2030</text:p>
          </table:table-cell>
          <table:table-cell office:value-type="string">
            <text:p>Guten Abend! Tee, Kräuterteemischung 45 g</text:p>
          </table:table-cell>
          <table:table-cell/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6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8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40 g</text:p>
          </table:table-cell>
          <table:table-cell/>
          <table:table-cell office:value-type="string">
            <text:p>Ägypten</text:p>
          </table:table-cell>
          <table:table-cell office:value-type="float" office:value="7">
            <text:p>7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100 g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5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10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 9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 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 4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 ganze Blätter 12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kbA 90 g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Sommertraum, Kräuterteemischung 7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<text:s/>kbA 1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Ingwer-Lemongras 70% Lemongras, 30% Ingwer 70 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Lemongrastee, kbA 70 g</text:p>
          </table:table-cell>
          <table:table-cell/>
          <table:table-cell office:value-type="string">
            <text:p>Malawi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Pfefferminztee 40 g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„Wintertraum“, Kräuterteemischung 9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1001 Nacht, Gewürzteemischung 7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500 g</text:p>
          </table:table-cell>
          <table:table-cell/>
          <table:table-cell office:value-type="string">
            <text:p>Rumänien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5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100 g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49">
            <text:p>8800949</text:p>
          </table:table-cell>
          <table:table-cell office:value-type="string">
            <text:p>Kamillen Teebeutel einzeln kuvertiert 20x1,5g</text:p>
          </table:table-cell>
          <table:table-cell/>
          <table:table-cell office:value-type="string">
            <text:p>Bolivien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0">
            <text:p>8800950</text:p>
          </table:table-cell>
          <table:table-cell office:value-type="string">
            <text:p>Pfefferminz Teebeutel einzeln kuvertiert 20x1,7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1">
            <text:p>8800951</text:p>
          </table:table-cell>
          <table:table-cell office:value-type="string">
            <text:p>Fenchel Teebeutel einzeln kuvertiert 20x1,7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3">
            <text:p>8800953</text:p>
          </table:table-cell>
          <table:table-cell office:value-type="string">
            <text:p>Kräuter Teebeutel Mischung einzeln kuvertiert 20x1,7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52">
            <text:p>8800952</text:p>
          </table:table-cell>
          <table:table-cell office:value-type="string">
            <text:p>Früchte <text:s/>Teebeutel einzeln kuvertiert 20x2g</text:p>
          </table:table-cell>
          <table:table-cell/>
          <table:table-cell office:value-type="string">
            <text:p>diverse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48">
            <text:p>8800948</text:p>
          </table:table-cell>
          <table:table-cell office:value-type="string">
            <text:p>Hibiskus Teebeutel einzeln kuvertiert 20x1,75g</text:p>
          </table:table-cell>
          <table:table-cell/>
          <table:table-cell office:value-type="string">
            <text:p>Burkina Faso Keni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800960">
            <text:p>8800960</text:p>
          </table:table-cell>
          <table:table-cell office:value-type="string">
            <text:p>Ingwer-Lemongras Teebeutel 20x1,5g</text:p>
          </table:table-cell>
          <table:table-cell/>
          <table:table-cell office:value-type="string">
            <text:p>Vietnam 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float" office:value="8950915">
            <text:p>8950915</text:p>
          </table:table-cell>
          <table:table-cell office:value-type="string">
            <text:p>Lemongras Tee 20x1,5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thiquable</text:p>
          </table:table-cell>
          <table:table-cell office:value-type="float" office:value="2001">
            <text:p>2001</text:p>
          </table:table-cell>
          <table:table-cell office:value-type="string">
            <text:p>Zitronengras Ingwer Limette (Kräutertee, 25 Beutel) 25x1,5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thiquable</text:p>
          </table:table-cell>
          <table:table-cell office:value-type="float" office:value="2003">
            <text:p>2003</text:p>
          </table:table-cell>
          <table:table-cell office:value-type="string">
            <text:p>Orange Zimt (Kräutertee, 25 Beutel) 25x1,5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thiquable</text:p>
          </table:table-cell>
          <table:table-cell office:value-type="float" office:value="2002">
            <text:p>2002</text:p>
          </table:table-cell>
          <table:table-cell office:value-type="string">
            <text:p>ZITRONENGRAS ORANGENBLÄTTER KAMILLE (Kräutertee, 25 Beutel), 37,5g 25x1,5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Teebeutel „buon giorno amore“ mit Lemongras und Ingwer 25x1,5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Teebeutel „buona notte“ mit Verbene, Melisse und Lavende) 25x1,5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 20x1,8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„Fruchtblüte“ 20x1,8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„Sommertraum“ 20x1,8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100 g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Teebeutel je 1,5 g 20x1,5g</text:p>
          </table:table-cell>
          <table:table-cell/>
          <table:table-cell office:value-type="string">
            <text:p>Nepal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4330402">
            <text:p>4330402</text:p>
          </table:table-cell>
          <table:table-cell office:value-type="string">
            <text:p>Eukalyptushonig, cremig 350g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09">
            <text:p>3910409</text:p>
          </table:table-cell>
          <table:table-cell office:value-type="string">
            <text:p>Rapshonig, cremig 350g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6070401">
            <text:p>6070401</text:p>
          </table:table-cell>
          <table:table-cell office:value-type="string">
            <text:p>Acahual Blüten, cremig 35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07">
            <text:p>3910407</text:p>
          </table:table-cell>
          <table:table-cell office:value-type="string">
            <text:p>Ulmo Blüten, cremig 350g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1230401">
            <text:p>1230401</text:p>
          </table:table-cell>
          <table:table-cell office:value-type="string">
            <text:p>Äthiopienhonig, cremig 500 g</text:p>
          </table:table-cell>
          <table:table-cell/>
          <table:table-cell office:value-type="string">
            <text:p>Äthiop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520401">
            <text:p>3520401</text:p>
          </table:table-cell>
          <table:table-cell office:value-type="string">
            <text:p>Argentinienhonig, cremig 500g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1">
            <text:p>8910411</text:p>
          </table:table-cell>
          <table:table-cell office:value-type="string">
            <text:p>Mexikohonig, Lacandona, cremig 50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10">
            <text:p>3910410</text:p>
          </table:table-cell>
          <table:table-cell office:value-type="string">
            <text:p>Chilehonig, cremig <text:s/>500g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2">
            <text:p>8910412</text:p>
          </table:table-cell>
          <table:table-cell office:value-type="string">
            <text:p>Guatemalahonig, cremig <text:s/>500g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4">
            <text:p>8910414</text:p>
          </table:table-cell>
          <table:table-cell office:value-type="string">
            <text:p>Wildblütenhonig cremig <text:s/>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8">
            <text:p>8910418</text:p>
          </table:table-cell>
          <table:table-cell office:value-type="string">
            <text:p>Wildblütenhonig cremig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7">
            <text:p>8910417</text:p>
          </table:table-cell>
          <table:table-cell office:value-type="string">
            <text:p>Faires Pfund Honig, cremig 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500 g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 <text:s/>500 g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 500g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5100402">
            <text:p>5100402</text:p>
          </table:table-cell>
          <table:table-cell office:value-type="string">
            <text:p>Kaffeeblütenhonig, cremig 350g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 Miele di Zagara d'Arancia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 Miele Millefiori di Sicilia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 Miele di Melata di Piemonte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6070402">
            <text:p>6070402</text:p>
          </table:table-cell>
          <table:table-cell office:value-type="string">
            <text:p>Bio Orangenblütenhonig, flüssig <text:s/>35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3910408">
            <text:p>3910408</text:p>
          </table:table-cell>
          <table:table-cell office:value-type="string">
            <text:p>Waldhonig mit Blütenhonig, flüssig <text:s/>350g</text:p>
          </table:table-cell>
          <table:table-cell/>
          <table:table-cell office:value-type="string">
            <text:p>Chile/Argentin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4330403">
            <text:p>4330403</text:p>
          </table:table-cell>
          <table:table-cell office:value-type="string">
            <text:p>Uruguayhonig, flüssig 500g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5430401">
            <text:p>5430401</text:p>
          </table:table-cell>
          <table:table-cell office:value-type="string">
            <text:p>Nicaraguahonig, flüssig 500g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3">
            <text:p>8910413</text:p>
          </table:table-cell>
          <table:table-cell office:value-type="string">
            <text:p>Mexikohonig, flüssig 500g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5">
            <text:p>8910415</text:p>
          </table:table-cell>
          <table:table-cell office:value-type="string">
            <text:p>Wildblütenhonig flüssig 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6">
            <text:p>8910416</text:p>
          </table:table-cell>
          <table:table-cell office:value-type="string">
            <text:p>Wildblütenhonig flüssig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 <text:s/>500 g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 Miele di Melata di Piemonte 250 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09">
            <text:p>8910409</text:p>
          </table:table-cell>
          <table:table-cell office:value-type="string">
            <text:p>Honig Trio, drei Sortenhonige, je 125g 375g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float" office:value="8910419">
            <text:p>8910419</text:p>
          </table:table-cell>
          <table:table-cell office:value-type="string">
            <text:p>Bio Wildblütenhonig mit Zimt 25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float" office:value="8911878">
            <text:p>8911878</text:p>
          </table:table-cell>
          <table:table-cell office:value-type="string">
            <text:p>Bio Cocoba Nuss-Nougat-Creme 400g</text:p>
          </table:table-cell>
          <table:table-cell/>
          <table:table-cell office:value-type="string">
            <text:p>Paraguay, Dom. Rep.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float" office:value="8902004">
            <text:p>8902004</text:p>
          </table:table-cell>
          <table:table-cell office:value-type="string">
            <text:p>Erdnusscreme Crunchy 350g</text:p>
          </table:table-cell>
          <table:table-cell/>
          <table:table-cell office:value-type="string">
            <text:p>Malawi Nicaragua</text:p>
          </table:table-cell>
          <table:table-cell office:value-type="float" office:value="12">
            <text:p>12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400 g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4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aus gerösteten Cashews <text:s/>250 g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 „Marmellata di Limoni di Sicilia“ 270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2</text:p>
          </table:table-cell>
          <table:table-cell office:value-type="string">
            <text:p>Orangenmarmelade mit Zitrushonig – Marmellata di arrance con miele di zagara mit fair gehandeltem Rohrzucker aus Costa Rica 270g</text:p>
          </table:table-cell>
          <table:table-cell/>
          <table:table-cell office:value-type="string">
            <text:p>Italien/Costa Rica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Orangenmarmelade mit Zitrushonig Marmellata di arrance rosse con miele di zagara mit Rohrzucker aus Fairem Handel 270g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7402004">
            <text:p>7402004</text:p>
          </table:table-cell>
          <table:table-cell office:value-type="string">
            <text:p>Maracuja, Konfitüre 275g</text:p>
          </table:table-cell>
          <table:table-cell/>
          <table:table-cell office:value-type="string">
            <text:p>Laos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1662001">
            <text:p>1662001</text:p>
          </table:table-cell>
          <table:table-cell office:value-type="string">
            <text:p>Orange-Grapefruit, Feine Marmelade 340g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float" office:value="5104">
            <text:p>5104</text:p>
          </table:table-cell>
          <table:table-cell office:value-type="string">
            <text:p>ORANGE LIMETTE KONFITÜRE, 240g 240g</text:p>
          </table:table-cell>
          <table:table-cell/>
          <table:table-cell office:value-type="string">
            <text:p>Peru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float" office:value="5106">
            <text:p>5106</text:p>
          </table:table-cell>
          <table:table-cell office:value-type="string">
            <text:p>Ananas Guave Limette Konfitüre 240g</text:p>
          </table:table-cell>
          <table:table-cell/>
          <table:table-cell office:value-type="string">
            <text:p>Peru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1662008">
            <text:p>1662008</text:p>
          </table:table-cell>
          <table:table-cell office:value-type="string">
            <text:p>Limette, Feine Marmelade 340g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Fruchtaufstrich "Mango" 225g</text:p>
          </table:table-cell>
          <table:table-cell/>
          <table:table-cell office:value-type="string">
            <text:p>Phil., Para.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float" office:value="1662007">
            <text:p>1662007</text:p>
          </table:table-cell>
          <table:table-cell office:value-type="string">
            <text:p>Mango, Feine Konfitüre 340g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180 g</text:p>
          </table:table-cell>
          <table:table-cell/>
          <table:table-cell office:value-type="string">
            <text:p>Libanon</text:p>
          </table:table-cell>
          <table:table-cell office:value-type="float" office:value="24">
            <text:p>24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210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 scharf-fruchtig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 exotisch-pikant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 mediterran-cremig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180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7">
            <text:p>8951807</text:p>
          </table:table-cell>
          <table:table-cell office:value-type="string">
            <text:p>Mascobado Vollmilch, <text:s text:c="32"/>Bio Schokolade 38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8">
            <text:p>8951808</text:p>
          </table:table-cell>
          <table:table-cell office:value-type="string">
            <text:p>Mascobado Blanc, <text:s text:c="32"/>Weiße Bio Schokolade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59">
            <text:p>8901859</text:p>
          </table:table-cell>
          <table:table-cell office:value-type="string">
            <text:p>Grand Noir Bio Edelbitter <text:s text:c="3"/>Bitterschokolade mit 85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60">
            <text:p>8901860</text:p>
          </table:table-cell>
          <table:table-cell office:value-type="string">
            <text:p>Grand Noir Bio Zartbitter Bitterschokolade mit 7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58">
            <text:p>8901858</text:p>
          </table:table-cell>
          <table:table-cell office:value-type="string">
            <text:p>Grand Noir Bio Orange, <text:s/>Bitterschokolade mit 7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57">
            <text:p>8901857</text:p>
          </table:table-cell>
          <table:table-cell office:value-type="string">
            <text:p>Grand Noir Bio Feinherb Zartbitterschokolade mit 55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2">
            <text:p>8951802</text:p>
          </table:table-cell>
          <table:table-cell office:value-type="string">
            <text:p>Vollmilch pur, <text:s text:c="46"/>Bio Schokolade 37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3">
            <text:p>8951803</text:p>
          </table:table-cell>
          <table:table-cell office:value-type="string">
            <text:p>Zartbitter mild, <text:s text:c="44"/>Bio Schokolade 6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5">
            <text:p>8951805</text:p>
          </table:table-cell>
          <table:table-cell office:value-type="string">
            <text:p>Ganze Nuß Bio Schokolade Vollmilch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4">
            <text:p>8951804</text:p>
          </table:table-cell>
          <table:table-cell office:value-type="string">
            <text:p>Ganze Mandel, <text:s text:c="42"/>Bio Schokolade Vollmilch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47">
            <text:p>8951847</text:p>
          </table:table-cell>
          <table:table-cell office:value-type="string">
            <text:p>Grappa Traube, Bio Schokolade Vollmilch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20">
            <text:p>8901820</text:p>
          </table:table-cell>
          <table:table-cell office:value-type="string">
            <text:p>Praliné Vollmilchschokolade mit Haselnuß-Nougatfüllung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19">
            <text:p>8901819</text:p>
          </table:table-cell>
          <table:table-cell office:value-type="string">
            <text:p>Minze Zartbitterschokolade mit Minzcremefüllung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06">
            <text:p>8911806</text:p>
          </table:table-cell>
          <table:table-cell office:value-type="string">
            <text:p>Vollmilch, 32% Cacao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10">
            <text:p>8911810</text:p>
          </table:table-cell>
          <table:table-cell office:value-type="string">
            <text:p>Sahne Noisette, 18% Haselnuß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63">
            <text:p>8911863</text:p>
          </table:table-cell>
          <table:table-cell office:value-type="string">
            <text:p>Zartbitter, 70% Cacao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1">
            <text:p>8951801</text:p>
          </table:table-cell>
          <table:table-cell office:value-type="string">
            <text:p>Weisse, Vanille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1">
            <text:p>8961801</text:p>
          </table:table-cell>
          <table:table-cell office:value-type="string">
            <text:p>Zartbitterschokolade 70% Kakao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2">
            <text:p>8961802</text:p>
          </table:table-cell>
          <table:table-cell office:value-type="string">
            <text:p>Vollmilch Caramell Salz feine Vollmilch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3">
            <text:p>8961803</text:p>
          </table:table-cell>
          <table:table-cell office:value-type="string">
            <text:p>Weiße Zitrone Pfeffer weiße Joghurt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4">
            <text:p>8961804</text:p>
          </table:table-cell>
          <table:table-cell office:value-type="string">
            <text:p>Weiße Mango Kokos weiße Joghurt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61805">
            <text:p>8961805</text:p>
          </table:table-cell>
          <table:table-cell office:value-type="string">
            <text:p>Weiße Erdbeere weiße Joghurtschokolade 40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39">
            <text:p>8951839</text:p>
          </table:table-cell>
          <table:table-cell office:value-type="string">
            <text:p>Mandel Orange Feine Bio Zartbitter, 55% Kak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12">
            <text:p>8951812</text:p>
          </table:table-cell>
          <table:table-cell office:value-type="string">
            <text:p>Café Blanc Weiße Bio Schokolade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09">
            <text:p>8951809</text:p>
          </table:table-cell>
          <table:table-cell office:value-type="string">
            <text:p>Espresso Caramel Feine Bio Vollmilch 38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11">
            <text:p>8951811</text:p>
          </table:table-cell>
          <table:table-cell office:value-type="string">
            <text:p>Fleur de Sel Feine Bio Vollmilch 37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10">
            <text:p>8951810</text:p>
          </table:table-cell>
          <table:table-cell office:value-type="string">
            <text:p>Kardamom Feine Bio Vollmilch 38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27">
            <text:p>8951827</text:p>
          </table:table-cell>
          <table:table-cell office:value-type="string">
            <text:p>Cacao Nibs Feine Bio Zartbitter 70% Cacao 100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8">
            <text:p>3208</text:p>
          </table:table-cell>
          <table:table-cell office:value-type="string">
            <text:p>Vollmilch Schokolade mit Puffreis 100g</text:p>
          </table:table-cell>
          <table:table-cell/>
          <table:table-cell office:value-type="string">
            <text:p>diverse Länder</text:p>
          </table:table-cell>
          <table:table-cell office:value-type="float" office:value="18">
            <text:p>18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002">
            <text:p>3002</text:p>
          </table:table-cell>
          <table:table-cell office:value-type="string">
            <text:p>Noir Schokolade mit Kakao Splittern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003">
            <text:p>3003</text:p>
          </table:table-cell>
          <table:table-cell office:value-type="string">
            <text:p>Noir Schokolade 80%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1">
            <text:p>3201</text:p>
          </table:table-cell>
          <table:table-cell office:value-type="string">
            <text:p>VOLLMILCH CASHEWNUSS 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3">
            <text:p>3203</text:p>
          </table:table-cell>
          <table:table-cell office:value-type="string">
            <text:p>VOLLMILCH KOKOS <text:s/>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4">
            <text:p>3204</text:p>
          </table:table-cell>
          <table:table-cell office:value-type="string">
            <text:p>VOLLMILCH KAFFEE ZIMT <text:s/>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2">
            <text:p>3202</text:p>
          </table:table-cell>
          <table:table-cell office:value-type="string">
            <text:p>VOLLMILCH LEINSAMEN INGWER <text:s/>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10">
            <text:p>3210</text:p>
          </table:table-cell>
          <table:table-cell office:value-type="string">
            <text:p>Vollmilch Noisette Krokant (Vollmilch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101">
            <text:p>3101</text:p>
          </table:table-cell>
          <table:table-cell office:value-type="string">
            <text:p>NOIR 70% PERU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102">
            <text:p>3102</text:p>
          </table:table-cell>
          <table:table-cell office:value-type="string">
            <text:p>Noir Schokolade mit Kaffee Mandel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6">
            <text:p>3206</text:p>
          </table:table-cell>
          <table:table-cell office:value-type="string">
            <text:p>NOIR QUINOA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207">
            <text:p>3207</text:p>
          </table:table-cell>
          <table:table-cell office:value-type="string">
            <text:p>NOIR GRÜNER TEE MINZE <text:s/>(Zartbitter-Schokolade), 100g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float" office:value="3104">
            <text:p>3104</text:p>
          </table:table-cell>
          <table:table-cell office:value-type="string">
            <text:p>Noir Salzkaramellsplitter (Zartbitter-Schokolade) 100g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400</text:p>
          </table:table-cell>
          <table:table-cell office:value-type="string">
            <text:p>Pralinenschokolade Chili &amp; Whisky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420</text:p>
          </table:table-cell>
          <table:table-cell office:value-type="string">
            <text:p>Pralinenschokolade Lavendel &amp; Waldfrucht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430</text:p>
          </table:table-cell>
          <table:table-cell office:value-type="string">
            <text:p>Pralinenschokolade Ingwer &amp; Sesam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g210260</text:p>
          </table:table-cell>
          <table:table-cell office:value-type="string">
            <text:p>Pralinenschokolade Mandel &amp; Mocca 75g</text:p>
          </table:table-cell>
          <table:table-cell/>
          <table:table-cell office:value-type="string">
            <text:p>Papua-Neuguinea</text:p>
          </table:table-cell>
          <table:table-cell office:value-type="float" office:value="5">
            <text:p>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100 g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100 g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100 g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100 g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 Dunkle Schokolade mit kandierten Orangen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 Zartbittersch. mit Kakaobohnensplittern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 Weiße Schokolade mit Mandelkrokant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 Mit Zitronencrisp und schwarzem Pfeffer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 Mit Karamellnougat und Meersalz 80 g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10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10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10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14">
            <text:p>8901814</text:p>
          </table:table-cell>
          <table:table-cell office:value-type="string">
            <text:p>Bio Osterhase, ausgemalt ca. 16cm, Hohlfigur, Vollmilchschokolade 8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43">
            <text:p>8901843</text:p>
          </table:table-cell>
          <table:table-cell office:value-type="string">
            <text:p>Bio Schoko Osterhase ca. 16cm, Hohlfigur, Vollmilch 65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.69">
            <text:p>1,6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53">
            <text:p>8951853</text:p>
          </table:table-cell>
          <table:table-cell office:value-type="string">
            <text:p>Bio Schoko Osterhase Vollmilch massiv 12,5 g</text:p>
          </table:table-cell>
          <table:table-cell/>
          <table:table-cell office:value-type="string">
            <text:p>diverse</text:p>
          </table:table-cell>
          <table:table-cell office:value-type="float" office:value="80">
            <text:p>80</text:p>
          </table:table-cell>
          <table:table-cell office:value-type="float" office:value="0.49">
            <text:p>0,4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52">
            <text:p>8901852</text:p>
          </table:table-cell>
          <table:table-cell office:value-type="string">
            <text:p>Osterschoko Bio Schokotäfelchen 3x15g 45 g</text:p>
          </table:table-cell>
          <table:table-cell/>
          <table:table-cell office:value-type="string">
            <text:p>diverse</text:p>
          </table:table-cell>
          <table:table-cell office:value-type="float" office:value="36">
            <text:p>36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01815">
            <text:p>8901815</text:p>
          </table:table-cell>
          <table:table-cell office:value-type="string">
            <text:p>Osterschoko Bio Schokotäfelchen 25x15g 375g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9.99">
            <text:p>9,9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7002">
            <text:p>895187002</text:p>
          </table:table-cell>
          <table:table-cell office:value-type="string">
            <text:p>Bio Osterriegel Schokoriegel mit Milchcremefüllung 37,5 g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79">
            <text:p>8951879</text:p>
          </table:table-cell>
          <table:table-cell office:value-type="string">
            <text:p>Bio Oster Paranußeier mit feiner Vollmilchschokolade 100 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50</text:p>
          </table:table-cell>
          <table:table-cell office:value-type="string">
            <text:p>Rotbusch Ostertee 100 g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1180602">
            <text:p>891180602</text:p>
          </table:table-cell>
          <table:table-cell office:value-type="string">
            <text:p>Schutzengel Schokolade, Feine Vollmilch 100g</text:p>
          </table:table-cell>
          <table:table-cell/>
          <table:table-cell office:value-type="string">
            <text:p>Afrika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51857">
            <text:p>8951857</text:p>
          </table:table-cell>
          <table:table-cell office:value-type="string">
            <text:p>Genuß Pur Mascobado Vollmilchschokolade 10 g</text:p>
          </table:table-cell>
          <table:table-cell/>
          <table:table-cell office:value-type="string">
            <text:p>diverse</text:p>
          </table:table-cell>
          <table:table-cell office:value-type="float" office:value="50">
            <text:p>50</text:p>
          </table:table-cell>
          <table:table-cell office:value-type="float" office:value="0.35">
            <text:p>0,35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27">
            <text:p>8901827</text:p>
          </table:table-cell>
          <table:table-cell office:value-type="string">
            <text:p>Mini Bio Vollmilch, Mini-Täfelchen 100x3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float" office:value="8901828">
            <text:p>8901828</text:p>
          </table:table-cell>
          <table:table-cell office:value-type="string">
            <text:p>Mini Bio Noir Orange 70% Cacao, Mini-Täfelchen 100x3g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float" office:value="8951885">
            <text:p>8951885</text:p>
          </table:table-cell>
          <table:table-cell office:value-type="string">
            <text:p>Schoko Glücksschwein Hohlfigur Vollmilch, bemalt mit weißer Schokolade 50 g</text:p>
          </table:table-cell>
          <table:table-cell/>
          <table:table-cell office:value-type="string">
            <text:p>diverse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01806">
            <text:p>8901806</text:p>
          </table:table-cell>
          <table:table-cell office:value-type="string">
            <text:p>Fairetta Quinua Crisp Quinua-Crisp in Vollmilchschokolade 45 g</text:p>
          </table:table-cell>
          <table:table-cell/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11880">
            <text:p>8911880</text:p>
          </table:table-cell>
          <table:table-cell office:value-type="string">
            <text:p>Fairetta Weiße Crisp Reis-Crispies in weißer Schokolade 45 g</text:p>
          </table:table-cell>
          <table:table-cell/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11852">
            <text:p>8911852</text:p>
          </table:table-cell>
          <table:table-cell office:value-type="string">
            <text:p>Fairetta Black &amp; White feine Joghurt- und Vollmilchschokolade 45 g</text:p>
          </table:table-cell>
          <table:table-cell/>
          <table:table-cell office:value-type="string">
            <text:p>Afrika Costa Ric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01849">
            <text:p>8901849</text:p>
          </table:table-cell>
          <table:table-cell office:value-type="string">
            <text:p>Fairetta Krokant Vollmilch Honig-Mandelkrokant in Vollmilchschokol. 45 g</text:p>
          </table:table-cell>
          <table:table-cell/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69">
            <text:p>8951869</text:p>
          </table:table-cell>
          <table:table-cell office:value-type="string">
            <text:p>Fairetta Ingwer Zartbitter Kandierte Ingwerstückchen in Zartbitter 37,5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0">
            <text:p>8951870</text:p>
          </table:table-cell>
          <table:table-cell office:value-type="string">
            <text:p>milk &amp; creamy Kids Vollmilch gefüllt mit Milchcreme 37,5g</text:p>
          </table:table-cell>
          <table:table-cell/>
          <table:table-cell office:value-type="string">
            <text:p>Peru/Dom.Rep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1">
            <text:p>8951871</text:p>
          </table:table-cell>
          <table:table-cell office:value-type="string">
            <text:p>milk &amp; creamy Kokos Vollmilch gefüllt mit Kokos-Milchcreme 37,5g</text:p>
          </table:table-cell>
          <table:table-cell/>
          <table:table-cell office:value-type="string">
            <text:p>Peru/Dom.Rep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90">
            <text:p>8951890</text:p>
          </table:table-cell>
          <table:table-cell office:value-type="string">
            <text:p>milk &amp; fruity Lemon Vollmilch gefüllt mit Lemon-Joghurtcreme 37,5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2">
            <text:p>8951872</text:p>
          </table:table-cell>
          <table:table-cell office:value-type="string">
            <text:p>milk &amp; fruity Himbeere Vollmilch gefüllt mit Himbeer-Joghurtcreme 37,5g</text:p>
          </table:table-cell>
          <table:table-cell/>
          <table:table-cell office:value-type="string">
            <text:p>Peru/Dom.Rep Parag./Ghana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4">
            <text:p>8951874</text:p>
          </table:table-cell>
          <table:table-cell office:value-type="string">
            <text:p>Praliné Noisette Riegel Weiße und Vollmilch mit Nougatfüllung 37,5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5">
            <text:p>8951875</text:p>
          </table:table-cell>
          <table:table-cell office:value-type="string">
            <text:p>Praliné Macchiato Riegel Weiße und VM mit Espresso-Milchcreme 37,5 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float" office:value="8951876">
            <text:p>8951876</text:p>
          </table:table-cell>
          <table:table-cell office:value-type="string">
            <text:p>Praliné Espresso Riegel Zartbitter mit Espresso-Milchcreme 37,5 g</text:p>
          </table:table-cell>
          <table:table-cell/>
          <table:table-cell office:value-type="string">
            <text:p>Peru/Dom. Rep./Paraguay</text:p>
          </table:table-cell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33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33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6">
            <text:p>8951866</text:p>
          </table:table-cell>
          <table:table-cell office:value-type="string">
            <text:p>Sahne-Kakao Mandeln Mandeln in feiner Noisette-Schokolade 100g</text:p>
          </table:table-cell>
          <table:table-cell/>
          <table:table-cell office:value-type="string">
            <text:p>Palästin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2">
            <text:p>8951862</text:p>
          </table:table-cell>
          <table:table-cell office:value-type="string">
            <text:p>Bio Schoko Noir Paranüsse Paranüsse in Zartbitter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1">
            <text:p>8951861</text:p>
          </table:table-cell>
          <table:table-cell office:value-type="string">
            <text:p>Bio Schoko Espressobohnen in Vollmilch-, Bitter- u. Weißer 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5">
            <text:p>8951865</text:p>
          </table:table-cell>
          <table:table-cell office:value-type="string">
            <text:p>Feine Schoko Rosinen in Vollmilch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11848">
            <text:p>8911848</text:p>
          </table:table-cell>
          <table:table-cell office:value-type="string">
            <text:p>Edle Schoko Mangos Mangostücke in Vollmilchschokolade 100g</text:p>
          </table:table-cell>
          <table:table-cell/>
          <table:table-cell office:value-type="string">
            <text:p>Philippinen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4">
            <text:p>8951864</text:p>
          </table:table-cell>
          <table:table-cell office:value-type="string">
            <text:p>Schoko Likörkugeln Kaffee- u. Eierlikör in VM u. weißer Sch.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3">
            <text:p>8951863</text:p>
          </table:table-cell>
          <table:table-cell office:value-type="string">
            <text:p>Bio Joghurt–Cashewnüsse Cashewkerne in Joghurt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0">
            <text:p>8951860</text:p>
          </table:table-cell>
          <table:table-cell office:value-type="string">
            <text:p>Bio Schoko Knusperkugeln in Weißer und Vollmilchschokolade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7">
            <text:p>8951867</text:p>
          </table:table-cell>
          <table:table-cell office:value-type="string">
            <text:p>Bio Schoko Kokosstäbchen Feine Kokosstäbchen in Vollmilchschokol. 100g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19116">
            <text:p>8919116</text:p>
          </table:table-cell>
          <table:table-cell office:value-type="string">
            <text:p>Cappuccino Schoko Confiserie Bio Riegel 35g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19117">
            <text:p>8919117</text:p>
          </table:table-cell>
          <table:table-cell office:value-type="string">
            <text:p>Latte Macchiato Schoko Confiserie Bio Riegel 35g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55">
            <text:p>8951855</text:p>
          </table:table-cell>
          <table:table-cell office:value-type="string">
            <text:p>Bio Schoko-Crispies Vollmilchschokolade mit Reis-Quinua Crispies 100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float" office:value="8951868">
            <text:p>8951868</text:p>
          </table:table-cell>
          <table:table-cell office:value-type="string">
            <text:p>Nougatherzen Vollmilchschokolade und Nouogatcreme 9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75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 Schokolierte Paranüsse mit Zartbitter-, Vollmilch- und weißer Schokolade 125 g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 Schoko-Paranüsse mit Zartbitterschokolade 125 g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 Schoko-Rumkugeln 100 g</text:p>
          </table:table-cell>
          <table:table-cell/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 Kaffeelikörkugeln 100 g</text:p>
          </table:table-cell>
          <table:table-cell/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 125 g</text:p>
          </table:table-cell>
          <table:table-cell/>
          <table:table-cell office:value-type="string">
            <text:p>Chile u.a.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 Ganz, geröstet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Schokolierte Physalis in Edelbitterschokolade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Schokolierte Kürbiskerne in Vollmilchschokolade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Schokolierte grüne Mangos In Edelbitterschokolade 100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25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Vollmilchschokolade, dragiert mit Zuckerguß 37 g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, in kleinen Portionen 1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 – italienische Nougat-Pralinen 13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09">
            <text:p>5,0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Piemont 11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39">
            <text:p>5,3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Nougatfüllung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Trüffel Straciatella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Trüffel Mit Vollmilchschokolade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Trüffel Mit Edelbitterschokolade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Trüffel Mit weißer Schokolade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Trüffel Mit Gianduja Schokolade und Kirsch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Trüffel Espresso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 Cranberry Nougat in Zartbitter &amp; Mandelnougat in Vollmilchschokolade, 14 Stk. à 14g <text:s/>196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 Mandelnougat &amp; Cranberry-Mandelnougat, 14 Stk. à 14g <text:s/>196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1">
            <text:p>8911921</text:p>
          </table:table-cell>
          <table:table-cell office:value-type="string">
            <text:p>Waffelgeback mit Cashewkernen in Vollmilchschokolade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2">
            <text:p>8911922</text:p>
          </table:table-cell>
          <table:table-cell office:value-type="string">
            <text:p>Waffelgeback mit Cashewkernen in weißer Schokolade 1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3">
            <text:p>8911923</text:p>
          </table:table-cell>
          <table:table-cell office:value-type="string">
            <text:p>Bio Honig Cashew Cookies mit Cashewkernen und Honig 150g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4">
            <text:p>8911924</text:p>
          </table:table-cell>
          <table:table-cell office:value-type="string">
            <text:p>Bio Schoko Cookies mit feinherben Schokostückchen 150g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02">
            <text:p>8911902</text:p>
          </table:table-cell>
          <table:table-cell office:value-type="string">
            <text:p>Italienische Biscotti Kekse mit Honig und Cashewnüssen 30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05">
            <text:p>8911905</text:p>
          </table:table-cell>
          <table:table-cell office:value-type="string">
            <text:p>Italienische Biscotti Kekse mit Kakao und Cashewnüssen 30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float" office:value="119">
            <text:p>119</text:p>
          </table:table-cell>
          <table:table-cell office:value-type="string">
            <text:p>Italienische Biscotti m. Schokostückchen 30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 Frollini all'Arancia con Fave di Cacao 30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 Frollini ai Cereali con Mandorle 300 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01877">
            <text:p>8901877</text:p>
          </table:table-cell>
          <table:table-cell office:value-type="string">
            <text:p>Karamellgebäck 200x5,5g Portionspäckchen 1100g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13.99">
            <text:p>13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5">
            <text:p>8911915</text:p>
          </table:table-cell>
          <table:table-cell office:value-type="string">
            <text:p>Schoko-Orangentaler Mürbegebäck mit Vollrohrzucker und Quinua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6">
            <text:p>8911916</text:p>
          </table:table-cell>
          <table:table-cell office:value-type="string">
            <text:p>Kokos-Reis-Kringel Mürbegebäck mit Kokos uns Reis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7">
            <text:p>8911917</text:p>
          </table:table-cell>
          <table:table-cell office:value-type="string">
            <text:p>Mascobado-Lemon-Herzen Mürbegebäck mit Vollrohrzucker und Zitronenöl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8">
            <text:p>8911918</text:p>
          </table:table-cell>
          <table:table-cell office:value-type="string">
            <text:p>Marmor-Dinkel-Knusperchen Mürbegebäck mit Dinkel und Kakaopulver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19">
            <text:p>8911919</text:p>
          </table:table-cell>
          <table:table-cell office:value-type="string">
            <text:p>Reis-Nuß-Blümchen Mürbegebäck mit Reis und Paranüssen 125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1925">
            <text:p>8911925</text:p>
          </table:table-cell>
          <table:table-cell office:value-type="string">
            <text:p>Bio-Doblito mit Schokolade gefüllter Doppelkeks 85 g</text:p>
          </table:table-cell>
          <table:table-cell/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 Mürbekekse mit Nougatstückchen 140 g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150 g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py010201</text:p>
          </table:table-cell>
          <table:table-cell office:value-type="string">
            <text:p>Cabossini 20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1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float" office:value="170">
            <text:p>170</text:p>
          </table:table-cell>
          <table:table-cell office:value-type="string">
            <text:p>Guiro Snack 2 Kekse mit Kakaocreme-Füllung 30g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30 g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59">
            <text:p>0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30 g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59">
            <text:p>0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10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30 g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59">
            <text:p>0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300 g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250 g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300 g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2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10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150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 natur 100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 mit Kräutern 100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 mit Sesam 100g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01</text:p>
          </table:table-cell>
          <table:table-cell office:value-type="string">
            <text:p>Yam-Sticks, natur, im wieder verschließbaren Beutel 10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02</text:p>
          </table:table-cell>
          <table:table-cell office:value-type="string">
            <text:p>Yam-Sticks, cheese &amp; onion, im wieder verschließbaren Beutel 10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03</text:p>
          </table:table-cell>
          <table:table-cell office:value-type="string">
            <text:p>Yam-Sticks, Chicken, im wieder verschließbaren Beutel 10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59">
            <text:p>1,5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20</text:p>
          </table:table-cell>
          <table:table-cell office:value-type="string">
            <text:p>Bananen-Chips, süß, im wieder verschließbaren Beutel 12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ml510021</text:p>
          </table:table-cell>
          <table:table-cell office:value-type="string">
            <text:p>Bananen-Chips, chili, im wieder verschließbaren Beutel 12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 getrocknet und gesüßt 100g</text:p>
          </table:table-cell>
          <table:table-cell/>
          <table:table-cell office:value-type="string">
            <text:p>Philippinen</text:p>
          </table:table-cell>
          <table:table-cell office:value-type="float" office:value="20">
            <text:p>20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58">
            <text:p>58</text:p>
          </table:table-cell>
          <table:table-cell office:value-type="string">
            <text:p>Rote Kartoffel Chips aus alten Sorten andiner Kartoffeln 1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57">
            <text:p>57</text:p>
          </table:table-cell>
          <table:table-cell office:value-type="string">
            <text:p>Blaue Kartoffel Chips aus alten Sorten andiner Kartoffeln 1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2">
            <text:p>2</text:p>
          </table:table-cell>
          <table:table-cell office:value-type="string">
            <text:p>Bananenchips scharf 85 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3">
            <text:p>3</text:p>
          </table:table-cell>
          <table:table-cell office:value-type="string">
            <text:p>Bananenchips salzig 85 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71">
            <text:p>71</text:p>
          </table:table-cell>
          <table:table-cell office:value-type="string">
            <text:p>Banenchips fruchtig 85 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float" office:value="8911706">
            <text:p>8911706</text:p>
          </table:table-cell>
          <table:table-cell office:value-type="string">
            <text:p>Honig-Anis Bonbons 100g</text:p>
          </table:table-cell>
          <table:table-cell/>
          <table:table-cell office:value-type="string">
            <text:p>Costa Rica Guatemal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float" office:value="8911708">
            <text:p>8911708</text:p>
          </table:table-cell>
          <table:table-cell office:value-type="string">
            <text:p>Zitrone-Thymian Bonbons 100g</text:p>
          </table:table-cell>
          <table:table-cell/>
          <table:table-cell office:value-type="string">
            <text:p>Costa Ric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float" office:value="8911712">
            <text:p>8911712</text:p>
          </table:table-cell>
          <table:table-cell office:value-type="string">
            <text:p>Kaffee-Sahne Bonbons 100g</text:p>
          </table:table-cell>
          <table:table-cell/>
          <table:table-cell office:value-type="string">
            <text:p>Costa Rica Tanzani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150 g</text:p>
          </table:table-cell>
          <table:table-cell/>
          <table:table-cell office:value-type="string">
            <text:p>Rumänien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100g</text:p>
          </table:table-cell>
          <table:table-cell/>
          <table:table-cell office:value-type="string">
            <text:p>Paraguay /Mauritius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80 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25 g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 Saurer Bio-Fruchtgummi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100 g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 ohne Gelantine, kbA 100 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100 g</text:p>
          </table:table-cell>
          <table:table-cell/>
          <table:table-cell office:value-type="string">
            <text:p>Paraguay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 saurer Fruchtgummi 100g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 saurer Fruchtgummi 25 g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100 g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.85">
            <text:p>1,8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 Fruchtgummi 100g</text:p>
          </table:table-cell>
          <table:table-cell/>
          <table:table-cell office:value-type="string">
            <text:p>Paraguay, Philippinen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 Fruchtgummi 100g</text:p>
          </table:table-cell>
          <table:table-cell/>
          <table:table-cell office:value-type="string">
            <text:p>Par., Phil.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 Fruchtgummi 24 g</text:p>
          </table:table-cell>
          <table:table-cell/>
          <table:table-cell office:value-type="string">
            <text:p>Par., Phil.</text:p>
          </table:table-cell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 Fruchtgummi, ohne Gelatine 100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 Fruchtgummi ohne Gelatine 100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 Fruchtgummi ohne Gelatine, vegan 100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1">
            <text:p>8951701</text:p>
          </table:table-cell>
          <table:table-cell office:value-type="string">
            <text:p>Freche Fruchtbären Gummibäre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2">
            <text:p>8951702</text:p>
          </table:table-cell>
          <table:table-cell office:value-type="string">
            <text:p>Coole Cola Bären Gummibären ohne Koffei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3">
            <text:p>8951703</text:p>
          </table:table-cell>
          <table:table-cell office:value-type="string">
            <text:p>Softie Fruchtgummifrüchte ohne Gelantine, vega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float" office:value="8951704">
            <text:p>8951704</text:p>
          </table:table-cell>
          <table:table-cell office:value-type="string">
            <text:p>Saure Ananassticks Fruchtgummi Stangen 90 g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05">
            <text:p>8919105</text:p>
          </table:table-cell>
          <table:table-cell office:value-type="string">
            <text:p>Fruit Power Enérgico Fruchtschnitte mit Ananas, Banane u. Cashew 40 g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06">
            <text:p>8919106</text:p>
          </table:table-cell>
          <table:table-cell office:value-type="string">
            <text:p>Fruit Power Exótico Fruchtschnitte mit Mango, Cashew u. Rosinen 40 g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21">
            <text:p>8919121</text:p>
          </table:table-cell>
          <table:table-cell office:value-type="string">
            <text:p>Fruit Power Himbeer Fruchtriegeln mit Mandeln 30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22">
            <text:p>8919122</text:p>
          </table:table-cell>
          <table:table-cell office:value-type="string">
            <text:p>Fruit Power Maracuja Fruchtriegeln mit Cashew 30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23">
            <text:p>8919123</text:p>
          </table:table-cell>
          <table:table-cell office:value-type="string">
            <text:p>Fruit Power Orange Fruchtriegeln mit Mandeln 30 g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Mango-Paranuss 40 g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Mango-Apfel-Cashew 40 g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40 g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40 g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40 g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float" office:value="8919112">
            <text:p>8919112</text:p>
          </table:table-cell>
          <table:table-cell office:value-type="string">
            <text:p>Bio Barrita Sesamriegel 20 g</text:p>
          </table:table-cell>
          <table:table-cell/>
          <table:table-cell office:value-type="string">
            <text:p>Parag., Nicar.</text:p>
          </table:table-cell>
          <table:table-cell office:value-type="float" office:value="45">
            <text:p>45</text:p>
          </table:table-cell>
          <table:table-cell office:value-type="float" office:value="0.39">
            <text:p>0,3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 3 Riegel á 9g 27 g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 3 Riegel á 9g 27 g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 3 Riegel á 9g 27 g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">
            <text:p>0,7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 5x3 Riegel á 9g 135g</text:p>
          </table:table-cell>
          <table:table-cell/>
          <table:table-cell office:value-type="string">
            <text:p>Ägypten</text:p>
          </table:table-cell>
          <table:table-cell office:value-type="float" office:value="18">
            <text:p>18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30 g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0.69">
            <text:p>0,6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3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30 g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 <text:s/>25 g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 <text:s/>30 g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 Waffeln mit Schokoladencreme 40 g</text:p>
          </table:table-cell>
          <table:table-cell/>
          <table:table-cell office:value-type="string">
            <text:p>diverse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9111">
            <text:p>8919111</text:p>
          </table:table-cell>
          <table:table-cell office:value-type="string">
            <text:p>Crossita Doppelpack gefüllte Waffelschnitte <text:s/>mit Cashewkernen 2x2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float" office:value="8919114">
            <text:p>8919114</text:p>
          </table:table-cell>
          <table:table-cell office:value-type="string">
            <text:p>Bio Reiswaffeln natur mit Jasminreis &amp; Meersalz 90 g</text:p>
          </table:table-cell>
          <table:table-cell/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float" office:value="4501002">
            <text:p>4501002</text:p>
          </table:table-cell>
          <table:table-cell office:value-type="string">
            <text:p>Popquins süß Reis-Quinua-Snack 120g</text:p>
          </table:table-cell>
          <table:table-cell/>
          <table:table-cell office:value-type="string">
            <text:p>Boliv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100 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100 g</text:p>
          </table:table-cell>
          <table:table-cell/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100 g</text:p>
          </table:table-cell>
          <table:table-cell/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 Früchte &amp; Nüsse 37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 Früchte Exotik 37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float" office:value="54">
            <text:p>54</text:p>
          </table:table-cell>
          <table:table-cell office:value-type="string">
            <text:p>Müsli Knusper-Crunch Reis und Quinua, mit Schokolade und Cashewnuß 375g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2277">
            <text:p>2277</text:p>
          </table:table-cell>
          <table:table-cell office:value-type="string">
            <text:p>Großer Mais, geröstet und gesalzen 100 g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float" office:value="2278">
            <text:p>2278</text:p>
          </table:table-cell>
          <table:table-cell office:value-type="string">
            <text:p>Bunter Mais, geröstet und gesalzen 100 g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ml410100</text:p>
          </table:table-cell>
          <table:table-cell office:value-type="string">
            <text:p>Bajong Pop, Frühstücks-Cerealien mit schwarzem Wildreis 150g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lb410004</text:p>
          </table:table-cell>
          <table:table-cell office:value-type="string">
            <text:p>Weizensnack, geröstet und gesalzen 90 g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8900803">
            <text:p>8900803</text:p>
          </table:table-cell>
          <table:table-cell office:value-type="string">
            <text:p>Erdnüsse geröstet und gesalzen 150g</text:p>
          </table:table-cell>
          <table:table-cell/>
          <table:table-cell office:value-type="string">
            <text:p>Malawi Nicaragua</text:p>
          </table:table-cell>
          <table:table-cell office:value-type="float" office:value="24">
            <text:p>24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15">
            <text:p>3210815</text:p>
          </table:table-cell>
          <table:table-cell office:value-type="string">
            <text:p>La Surenita Bio Cashew-Bruch naturbelassen 500g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8910811">
            <text:p>8910811</text:p>
          </table:table-cell>
          <table:table-cell office:value-type="string">
            <text:p>Bio Cashewnüsse naturbelassen 25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4070817">
            <text:p>4070817</text:p>
          </table:table-cell>
          <table:table-cell office:value-type="string">
            <text:p>Bio Paranüsse naturbelassen 250g</text:p>
          </table:table-cell>
          <table:table-cell/>
          <table:table-cell office:value-type="string">
            <text:p>Bolivien, Peru</text:p>
          </table:table-cell>
          <table:table-cell office:value-type="float" office:value="12">
            <text:p>12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22">
            <text:p>3210822</text:p>
          </table:table-cell>
          <table:table-cell office:value-type="string">
            <text:p>La Surenita Bio Cashews geröstet u. gesalzen 100g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21">
            <text:p>3210821</text:p>
          </table:table-cell>
          <table:table-cell office:value-type="string">
            <text:p>La Surenita Bio Cashews geröstet, aromatisch süß 100g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23">
            <text:p>3210823</text:p>
          </table:table-cell>
          <table:table-cell office:value-type="string">
            <text:p>La Surenita Bio Cashews geröstet, mit Chili 100g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3210816">
            <text:p>3210816</text:p>
          </table:table-cell>
          <table:table-cell office:value-type="string">
            <text:p>La Surenita Bio Cashewmix Cashew-Äpfel u. Cashew-Nüsse 125g</text:p>
          </table:table-cell>
          <table:table-cell/>
          <table:table-cell office:value-type="string">
            <text:p>Honduras</text:p>
          </table:table-cell>
          <table:table-cell office:value-type="float" office:value="24">
            <text:p>24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float" office:value="8910817">
            <text:p>8910817</text:p>
          </table:table-cell>
          <table:table-cell office:value-type="string">
            <text:p>Bio Studentenfutter Rosinen, Para-, Cashew-, Wal-, Haselnüsse 250g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150 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150 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4.89">
            <text:p>4,8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, kbA 25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4.89">
            <text:p>4,8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250 g</text:p>
          </table:table-cell>
          <table:table-cell/>
          <table:table-cell office:value-type="string">
            <text:p>Malawi Nicaragua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, kbA 250 g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, kbA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5</text:p>
          </table:table-cell>
          <table:table-cell office:value-type="string">
            <text:p>Cashewnüsse mit Soja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, kbA 100 g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float" office:value="86">
            <text:p>86</text:p>
          </table:table-cell>
          <table:table-cell office:value-type="string">
            <text:p>Cashewkerne geröstet und gesalzen 125 g</text:p>
          </table:table-cell>
          <table:table-cell/>
          <table:table-cell office:value-type="string">
            <text:p>Elfenbeinküste El Salv., Indien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10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 75 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19">
            <text:p>2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 75 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Sonnengetrocknete Mandeln aus Palästina 75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8910822">
            <text:p>8910822</text:p>
          </table:table-cell>
          <table:table-cell office:value-type="string">
            <text:p>Bio Datteln mit Stein Deglet Nour, Klasse 1 250g</text:p>
          </table:table-cell>
          <table:table-cell/>
          <table:table-cell office:value-type="string">
            <text:p>Tunesien</text:p>
          </table:table-cell>
          <table:table-cell office:value-type="float" office:value="18">
            <text:p>18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7760801">
            <text:p>7760801</text:p>
          </table:table-cell>
          <table:table-cell office:value-type="string">
            <text:p>Bananen Chips frittiert 100g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8910815">
            <text:p>8910815</text:p>
          </table:table-cell>
          <table:table-cell office:value-type="string">
            <text:p>Bio Mango Amelia ungesüßt, ungeschwefelt 100g</text:p>
          </table:table-cell>
          <table:table-cell/>
          <table:table-cell office:value-type="string">
            <text:p>Burkina Faso</text:p>
          </table:table-cell>
          <table:table-cell office:value-type="float" office:value="8">
            <text:p>8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7740801">
            <text:p>7740801</text:p>
          </table:table-cell>
          <table:table-cell office:value-type="string">
            <text:p>Mangos ungeschwefelt, gesüßt 100g</text:p>
          </table:table-cell>
          <table:table-cell/>
          <table:table-cell office:value-type="string">
            <text:p>Philippinen</text:p>
          </table:table-cell>
          <table:table-cell office:value-type="float" office:value="15">
            <text:p>15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float" office:value="8910819">
            <text:p>8910819</text:p>
          </table:table-cell>
          <table:table-cell office:value-type="string">
            <text:p>Rosinen ungeschwefelt 250g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 kernlos 250 g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 mit Erdnüssen gefüllt 250 g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150 g</text:p>
          </table:table-cell>
          <table:table-cell/>
          <table:table-cell office:value-type="string">
            <text:p>Ägypten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 getrocknet, ungezuckert 100g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, getrocknete Streifen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, getrocknete Scheiben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, getrocknete Streifen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, getrocknet, leicht gesüßt, 1000g 100g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, ganz, getrocknet, kbA, 100g 100g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100 g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getrocknet, leicht gesüßt 100 g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200 g</text:p>
          </table:table-cell>
          <table:table-cell/>
          <table:table-cell office:value-type="string">
            <text:p>Chile</text:p>
          </table:table-cell>
          <table:table-cell office:value-type="float" office:value="5">
            <text:p>5</text:p>
          </table:table-cell>
          <table:table-cell office:value-type="float" office:value="2.39">
            <text:p>2,3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 Getrocknet, ungezuckert 100 g</text:p>
          </table:table-cell>
          <table:table-cell/>
          <table:table-cell office:value-type="string">
            <text:p>Tadschikista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 100g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, „Gefängniskinderkampagne“ 100g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100g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89">
            <text:p>2,8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100g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 100g 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 100g 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 exotisch-scharf, gezuckert 25 g</text:p>
          </table:table-cell>
          <table:table-cell/>
          <table:table-cell office:value-type="string">
            <text:p>Philippinen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 100g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 Solargetrocknet und ungezuckert 100g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225g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59">
            <text:p>3,5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400ml</text:p>
          </table:table-cell>
          <table:table-cell/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2.59">
            <text:p>2,5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160ml</text:p>
          </table:table-cell>
          <table:table-cell/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1.39">
            <text:p>1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7310801">
            <text:p>7310801</text:p>
          </table:table-cell>
          <table:table-cell office:value-type="string">
            <text:p>Bio-Kokosmilch 200ml</text:p>
          </table:table-cell>
          <table:table-cell/>
          <table:table-cell office:value-type="string">
            <text:p>Sri Lanka</text:p>
          </table:table-cell>
          <table:table-cell office:value-type="float" office:value="6">
            <text:p>6</text:p>
          </table:table-cell>
          <table:table-cell office:value-type="float" office:value="1.4">
            <text:p>1,4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4031815">
            <text:p>4031815</text:p>
          </table:table-cell>
          <table:table-cell office:value-type="string">
            <text:p>El Ceibo Bio Kakao stark entölt, naturell 250g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11805">
            <text:p>8911805</text:p>
          </table:table-cell>
          <table:table-cell office:value-type="string">
            <text:p>Cacao Pur Afrika schwach entölt, alkalisiert 250g</text:p>
          </table:table-cell>
          <table:table-cell/>
          <table:table-cell office:value-type="string">
            <text:p>Kamerun, Sao Tomé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51846">
            <text:p>8951846</text:p>
          </table:table-cell>
          <table:table-cell office:value-type="string">
            <text:p>Cacao Pur Amaribe Kakaopulver stark entölt 125 g</text:p>
          </table:table-cell>
          <table:table-cell/>
          <table:table-cell office:value-type="string">
            <text:p>Peru/Dominik. Republik</text:p>
          </table:table-cell>
          <table:table-cell office:value-type="float" office:value="6">
            <text:p>6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Kakao-Pulver kbA 250 g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51880">
            <text:p>8951880</text:p>
          </table:table-cell>
          <table:table-cell office:value-type="string">
            <text:p>Das Faire Pfund Instant Kakao 500 g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11874">
            <text:p>8911874</text:p>
          </table:table-cell>
          <table:table-cell office:value-type="string">
            <text:p>Bio Cocoba Instant, kakaohaltiges Getränkepulver mit Honig 400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40">
            <text:p>8901840</text:p>
          </table:table-cell>
          <table:table-cell office:value-type="string">
            <text:p>Feine Bio Trinkschokolade köstliche Cacao Kreation, <text:s/>32% Kakao 250g</text:p>
          </table:table-cell>
          <table:table-cell/>
          <table:table-cell office:value-type="string">
            <text:p>Paraguay, Dominik. Rep.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51884">
            <text:p>8951884</text:p>
          </table:table-cell>
          <table:table-cell office:value-type="string">
            <text:p>Trinkschokolade Sticks 10 x 25g 250g</text:p>
          </table:table-cell>
          <table:table-cell/>
          <table:table-cell office:value-type="string">
            <text:p>Paraguay u.a.</text:p>
          </table:table-cell>
          <table:table-cell office:value-type="float" office:value="10">
            <text:p>10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float" office:value="3001">
            <text:p>3001</text:p>
          </table:table-cell>
          <table:table-cell office:value-type="string">
            <text:p>TRINKSCHOKOLADE <text:s/>(Lösliches Kakaopulver), 400g-Dose 400g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250g</text:p>
          </table:table-cell>
          <table:table-cell/>
          <table:table-cell office:value-type="string">
            <text:p>Paraguay, Dominik. Rep., Bolivien</text:p>
          </table:table-cell>
          <table:table-cell office:value-type="float" office:value="8">
            <text:p>8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1000g</text:p>
          </table:table-cell>
          <table:table-cell/>
          <table:table-cell office:value-type="string">
            <text:p>Paraguay, Dominik. Rep., Bolivien</text:p>
          </table:table-cell>
          <table:table-cell office:value-type="float" office:value="6">
            <text:p>6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80">
            <text:p>8901880</text:p>
          </table:table-cell>
          <table:table-cell office:value-type="string">
            <text:p>Trinkschokolade Oriental Kakaogetränkepulver, 32% Kakao 15g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81">
            <text:p>8901881</text:p>
          </table:table-cell>
          <table:table-cell office:value-type="string">
            <text:p>Trinkschokolade Ingwertraum Kakaogetränkepulver, 32% Kakao 15g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float" office:value="8901882">
            <text:p>8901882</text:p>
          </table:table-cell>
          <table:table-cell office:value-type="string">
            <text:p>Trinkschokolade Zimt Orange Kakaogetränkepulver, 32% Kakao 15g</text:p>
          </table:table-cell>
          <table:table-cell/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8</text:p>
          </table:table-cell>
          <table:table-cell office:value-type="string">
            <text:p>Trinkschokolade Minze 250 g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 72% Kakao 35 g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 72% Kakao mit Chili 35 g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 52% Kakao mit Vanille 35 g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float" office:value="417">
            <text:p>417</text:p>
          </table:table-cell>
          <table:table-cell office:value-type="string">
            <text:p>Budino al cacao - Bio Schokol.-Pudding, 2x100g 200g</text:p>
          </table:table-cell>
          <table:table-cell/>
          <table:table-cell office:value-type="string">
            <text:p>Dom. Rep./Par.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float" office:value="416">
            <text:p>416</text:p>
          </table:table-cell>
          <table:table-cell office:value-type="string">
            <text:p>Budino alla vaniglia - Vanillepudding, 2x90g 180g</text:p>
          </table:table-cell>
          <table:table-cell/>
          <table:table-cell office:value-type="string">
            <text:p>Parag./Indie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170g</text:p>
          </table:table-cell>
          <table:table-cell/>
          <table:table-cell office:value-type="string">
            <text:p>Paraguay u.a.</text:p>
          </table:table-cell>
          <table:table-cell office:value-type="float" office:value="8">
            <text:p>8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7751705">
            <text:p>7751705</text:p>
          </table:table-cell>
          <table:table-cell office:value-type="string">
            <text:p>Bio Mascobado unraffinierter Vollrohrzucker 1000g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 1000g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1000g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float" office:value="3901">
            <text:p>3901</text:p>
          </table:table-cell>
          <table:table-cell office:value-type="string">
            <text:p>VOLLROHRZUCKER PERU, 500g 5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500g</text:p>
          </table:table-cell>
          <table:table-cell/>
          <table:table-cell office:value-type="string">
            <text:p>Paraguay</text:p>
          </table:table-cell>
          <table:table-cell office:value-type="float" office:value="8">
            <text:p>8</text:p>
          </table:table-cell>
          <table:table-cell office:value-type="float" office:value="2.75">
            <text:p>2,7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weiß, unraffiniert, kbA 1000g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weiß, unraffiniert, kbA Umstellung auf Demeter 1000g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8911714">
            <text:p>8911714</text:p>
          </table:table-cell>
          <table:table-cell office:value-type="string">
            <text:p>Bio Würfelzucker unraffinierter Rohrohrzucker 500g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7751710">
            <text:p>7751710</text:p>
          </table:table-cell>
          <table:table-cell office:value-type="string">
            <text:p>Mascobado Zuckersticks unraffinierter Vollrohrzucker 50x3g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160g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 <text:s text:c="14"/>20 Stk. à 6 g 120g</text:p>
          </table:table-cell>
          <table:table-cell/>
          <table:table-cell office:value-type="string">
            <text:p>Ecuador</text:p>
          </table:table-cell>
          <table:table-cell office:value-type="float" office:value="7">
            <text:p>7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float" office:value="981001301">
            <text:p>981001301</text:p>
          </table:table-cell>
          <table:table-cell office:value-type="string">
            <text:p>Bio-Zuckersticks unraffinierter Rohrohrzucker 1000x4g</text:p>
          </table:table-cell>
          <table:table-cell/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200g</text:p>
          </table:table-cell>
          <table:table-cell/>
          <table:table-cell office:value-type="string">
            <text:p>Indonesien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200g</text:p>
          </table:table-cell>
          <table:table-cell/>
          <table:table-cell office:value-type="string">
            <text:p>Indien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501012">
            <text:p>7501012</text:p>
          </table:table-cell>
          <table:table-cell office:value-type="string">
            <text:p>Hom Mali , "Jasminreis" geschliffener Langkornreis 1000g</text:p>
          </table:table-cell>
          <table:table-cell/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501011">
            <text:p>7501011</text:p>
          </table:table-cell>
          <table:table-cell office:value-type="string">
            <text:p>Bio Hom Mali , "Jasminreis" geschliffener Langkornreis 500g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501007">
            <text:p>7501007</text:p>
          </table:table-cell>
          <table:table-cell office:value-type="string">
            <text:p>Bio Hom Mali, "Jasminreis" Vollwertreis 500g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500 g</text:p>
          </table:table-cell>
          <table:table-cell/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500 g</text:p>
          </table:table-cell>
          <table:table-cell/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float" office:value="43">
            <text:p>43</text:p>
          </table:table-cell>
          <table:table-cell office:value-type="string">
            <text:p>JASMIN REIS THAILAND Langkorn, geschält 500g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2.79">
            <text:p>2,7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401001">
            <text:p>7401001</text:p>
          </table:table-cell>
          <table:table-cell office:value-type="string">
            <text:p>Lila Reis Reismischung, "Klebreis" 500g</text:p>
          </table:table-cell>
          <table:table-cell/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411001">
            <text:p>7411001</text:p>
          </table:table-cell>
          <table:table-cell office:value-type="string">
            <text:p>Khaw Dam schwarzer Reis, ungeschliffen 500g</text:p>
          </table:table-cell>
          <table:table-cell/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8481004">
            <text:p>8481004</text:p>
          </table:table-cell>
          <table:table-cell office:value-type="string">
            <text:p>Bio Basmati teilgeschliffen 500g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float" office:value="7031002">
            <text:p>7031002</text:p>
          </table:table-cell>
          <table:table-cell office:value-type="string">
            <text:p>Bio-Basmati weiß, geschliffen 500 g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500 g</text:p>
          </table:table-cell>
          <table:table-cell/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500 g</text:p>
          </table:table-cell>
          <table:table-cell/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io-Basmati-Reis, weiß 500g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 rot-weiße Duftreismischung 500g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 <text:s text:c="2"/>500g</text:p>
          </table:table-cell>
          <table:table-cell/>
          <table:table-cell office:value-type="string">
            <text:p>Guyana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500 g</text:p>
          </table:table-cell>
          <table:table-cell/>
          <table:table-cell office:value-type="string">
            <text:p>Malysia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float" office:value="4051017">
            <text:p>4051017</text:p>
          </table:table-cell>
          <table:table-cell office:value-type="string">
            <text:p>Bio Quinua traditionelles Korn aus den Anden 500g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50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.89">
            <text:p>6,8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thiquable</text:p>
          </table:table-cell>
          <table:table-cell office:value-type="float" office:value="4001">
            <text:p>4001</text:p>
          </table:table-cell>
          <table:table-cell office:value-type="string">
            <text:p>QUINOA aus ECUADOR, 500g 500g</text:p>
          </table:table-cell>
          <table:table-cell/>
          <table:table-cell office:value-type="string">
            <text:p>Ecuador</text:p>
          </table:table-cell>
          <table:table-cell office:value-type="float" office:value="8">
            <text:p>8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500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500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float" office:value="4051018">
            <text:p>4051018</text:p>
          </table:table-cell>
          <table:table-cell office:value-type="string">
            <text:p>Rote Bio Quinua traditionelles Korn aus den Anden 500g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 <text:s/>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 aus sizilianischem Hartweizengries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 Handwerkliche Nudeln aus Kampanien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 Handwerkiliche Nudeln aus Sizilien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 Handwerkiliche Nudeln aus Sizilien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float" office:value="8911930">
            <text:p>8911930</text:p>
          </table:table-cell>
          <table:table-cell office:value-type="string">
            <text:p>Fusilli aus Hartweizengries, Quinua, ohne Eier 500 g</text:p>
          </table:table-cell>
          <table:table-cell/>
          <table:table-cell office:value-type="string">
            <text:p>Bolivien Italien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float" office:value="8911931">
            <text:p>8911931</text:p>
          </table:table-cell>
          <table:table-cell office:value-type="string">
            <text:p>Penne aus Hartweizengries, Quinua, ohne Eier 500 g</text:p>
          </table:table-cell>
          <table:table-cell/>
          <table:table-cell office:value-type="string">
            <text:p>Bolivien Italien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float" office:value="8911932">
            <text:p>8911932</text:p>
          </table:table-cell>
          <table:table-cell office:value-type="string">
            <text:p>Spaghetti aus Hartweizengries, Quinua, ohne Eier 500 g</text:p>
          </table:table-cell>
          <table:table-cell/>
          <table:table-cell office:value-type="string">
            <text:p>Bolivien Italien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 „Salsa di Pomodorini Fiaschetto“ 42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41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29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19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29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 Caponata di Melanzane di Sicilia 270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 Pate di Oliva Cellina 18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 Pesto di Peperoncini Piccanti 14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4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500g</text:p>
          </table:table-cell>
          <table:table-cell/>
          <table:table-cell office:value-type="string">
            <text:p>Italien</text:p>
          </table:table-cell>
          <table:table-cell office:value-type="float" office:value="18">
            <text:p>18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4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4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3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285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5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 Semola di Grano Duro 1000 g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500 g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500 g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500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500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79">
            <text:p>3,7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500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 <text:s/>500 g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500 g</text:p>
          </table:table-cell>
          <table:table-cell/>
          <table:table-cell office:value-type="string">
            <text:p>Palästina</text:p>
          </table:table-cell>
          <table:table-cell office:value-type="float" office:value="5">
            <text:p>5</text:p>
          </table:table-cell>
          <table:table-cell office:value-type="float" office:value="4.79">
            <text:p>4,7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50 g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50 g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Sonnengetrockneter Couscous „Maftoul“ 250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1">
            <text:p>3,1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kbA 50 g </text:p>
          </table:table-cell>
          <table:table-cell/>
          <table:table-cell office:value-type="string">
            <text:p>Ecuador</text:p>
          </table:table-cell>
          <table:table-cell office:value-type="float" office:value="9">
            <text:p>9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 200g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 180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150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150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 <text:s/>20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500 m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5000 ml</text:p>
          </table:table-cell>
          <table:table-cell/>
          <table:table-cell office:value-type="string">
            <text:p>Italien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500 m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9">
            <text:p>7,9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float" office:value="81">
            <text:p>81</text:p>
          </table:table-cell>
          <table:table-cell office:value-type="string">
            <text:p>Olivenöl, nativ extra 500 ml</text:p>
          </table:table-cell>
          <table:table-cell/>
          <table:table-cell office:value-type="string">
            <text:p>Tunesien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500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in der Originalflasche mir Bügelverschluß 500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10.9">
            <text:p>10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5000ml</text:p>
          </table:table-cell>
          <table:table-cell/>
          <table:table-cell office:value-type="string">
            <text:p>Palästina</text:p>
          </table:table-cell>
          <table:table-cell office:value-type="float" office:value="2">
            <text:p>2</text:p>
          </table:table-cell>
          <table:table-cell office:value-type="float" office:value="87.9">
            <text:p>87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250 ml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fb817001</text:p>
          </table:table-cell>
          <table:table-cell office:value-type="string">
            <text:p>Arganöl kalt gepreßt 250 ml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24.5">
            <text:p>24,5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100</text:p>
          </table:table-cell>
          <table:table-cell office:value-type="string">
            <text:p>Arganöl, kalt gepreßt 125ml</text:p>
          </table:table-cell>
          <table:table-cell/>
          <table:table-cell office:value-type="string">
            <text:p>Marokko</text:p>
          </table:table-cell>
          <table:table-cell office:value-type="float" office:value="1">
            <text:p>1</text:p>
          </table:table-cell>
          <table:table-cell office:value-type="float" office:value="22.5">
            <text:p>22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235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235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235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 250 ml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 250 ml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 table:number-columns-repeated="1016"/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25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 125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 200 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 <text:s/>240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240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360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 20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4">
            <text:p>1662004</text:p>
          </table:table-cell>
          <table:table-cell office:value-type="string">
            <text:p>Chili Sauce würzig scharf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9">
            <text:p>1662009</text:p>
          </table:table-cell>
          <table:table-cell office:value-type="string">
            <text:p>Curry Sauce exotisch fein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3">
            <text:p>1662003</text:p>
          </table:table-cell>
          <table:table-cell office:value-type="string">
            <text:p>Früchte Chutney intensiv fruchtig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1662005">
            <text:p>1662005</text:p>
          </table:table-cell>
          <table:table-cell office:value-type="string">
            <text:p>Mango Chutney fruchtig rund 150g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8902006">
            <text:p>8902006</text:p>
          </table:table-cell>
          <table:table-cell office:value-type="string">
            <text:p>Salsa Curry Cashew 130g</text:p>
          </table:table-cell>
          <table:table-cell/>
          <table:table-cell office:value-type="string">
            <text:p>Indien diverse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8902007">
            <text:p>8902007</text:p>
          </table:table-cell>
          <table:table-cell office:value-type="string">
            <text:p>Salsa Natural Cashew 130g</text:p>
          </table:table-cell>
          <table:table-cell/>
          <table:table-cell office:value-type="string">
            <text:p>Indien diverse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float" office:value="8902008">
            <text:p>8902008</text:p>
          </table:table-cell>
          <table:table-cell office:value-type="string">
            <text:p>Pesto Basilico Cashew 130g</text:p>
          </table:table-cell>
          <table:table-cell/>
          <table:table-cell office:value-type="string">
            <text:p>Indien diverse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 fruchtiger Curry-Relish, mittel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 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 mild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 sehr 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 mittel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 scharf 240 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 mit Chilisauce „Zulu Fire“, 240ml und zwei Gewürzmühlen mini: Chilisalz „Hot Rocks Mild“, 30g, „Zulu Chili“ Gewürzmix 50g 320 g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 mit Würzsauce „Chermoula“, 240ml und zwei Gewürzmühlen mini: Kräutersalz „Garden Route“, 25g, „Bushveld“ Mix 35g 300 g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gf110201</text:p>
          </table:table-cell>
          <table:table-cell office:value-type="string">
            <text:p>Chutney Papaya-Orange 100 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gf110202</text:p>
          </table:table-cell>
          <table:table-cell office:value-type="string">
            <text:p>Chutney Mango 100 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gf110203</text:p>
          </table:table-cell>
          <table:table-cell office:value-type="string">
            <text:p>Chutney Limette 100 g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125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125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 125 g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125m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 180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 140m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 table:number-columns-repeated="1016"/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float" office:value="41">
            <text:p>41</text:p>
          </table:table-cell>
          <table:table-cell office:value-type="string">
            <text:p>Banane Mango Maracuja Fruchtdessert, 4x100g 4x100g</text:p>
          </table:table-cell>
          <table:table-cell/>
          <table:table-cell office:value-type="string">
            <text:p>Ecuador Peru</text:p>
          </table:table-cell>
          <table:table-cell office:value-type="float" office:value="12">
            <text:p>12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float" office:value="75">
            <text:p>75</text:p>
          </table:table-cell>
          <table:table-cell office:value-type="string">
            <text:p>Mango Birnen Fruchtdessert, 4x100g 4x100g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69">
            <text:p>2,6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3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30 g</text:p>
          </table:table-cell>
          <table:table-cell/>
          <table:table-cell office:value-type="string">
            <text:p>Sri Lanka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1 Stk.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1 St.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1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 <text:s/>30 g</text:p>
          </table:table-cell>
          <table:table-cell/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30 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30 g</text:p>
          </table:table-cell>
          <table:table-cell/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3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2">
            <text:p>1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 <text:s/>80 g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 mit Meeresalgen 80 g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 <text:s/>20 g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4 St.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2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4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2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10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 gerebelt, kbA 2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2 Stk.</text:p>
          </table:table-cell>
          <table:table-cell/>
          <table:table-cell office:value-type="string">
            <text:p>Madagaskar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25 g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30 g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 <text:s/>20 g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 Box mit 8 Gewürzen 180 g</text:p>
          </table:table-cell>
          <table:table-cell/>
          <table:table-cell office:value-type="string">
            <text:p>Sri <text:s/>Lanka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1</text:p>
          </table:table-cell>
          <table:table-cell office:value-type="string">
            <text:p>Bohnenkraut, kbA, gerebelt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3</text:p>
          </table:table-cell>
          <table:table-cell office:value-type="string">
            <text:p>Gewürzsalz, Nachfüllpackung 10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4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 <text:s/>ganz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, Nachfüllpack 10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1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16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4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0,5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1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Bourbon Schoten, kbA, 2 Schoten 2 Stk.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1">
            <text:p>4,1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4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65 g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5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3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20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50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z, reines Natursalz, feinkörnig 500 g</text:p>
          </table:table-cell>
          <table:table-cell/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 i. Beutel 125 g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5.4">
            <text:p>5,4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50 g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 Kräutersalz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 Kräutersalz 7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 Chillisalz in der Mühle, 85 g <text:s/>8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 Chillisalz i. d. Mühle, 85 g <text:s/>8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 bunte Gewürzmisch. i. d. M. 4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 Bunte Gewürzmisch. 4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 Zitronenpfeffer-Mix in d. Mühle, 60 g 6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 Zitronenpfeffer-Mix 6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 afrikan. Gerwürzzuber. i. d. M. 4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 Afrikan. Gerwürzzuber. 4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 handgew. Meersalz i. d. Mühle 9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 Meersalz            95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 Kräutersalz mit Dill i. d. Mühle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 Kräutersalz mit Dill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 Gewürzzubereitung i. d. Mühle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 Gewürzzubereitung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 <text:s text:c="37"/>Afrikanische Kräutermischung i. d. Mühle 4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 Afrikan. Kräuterm. 4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 Gewürzmischung in der Mühle, 50 g 4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 Bunte Pfefferkörner <text:s/>in der Mühle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 Bunter Pfeffer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 Feurig-scharfe Gewürzm. i. d. Mühle 4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 Feurig-scharfe Gewürzmischung 4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Zanzibar“ Gewürzsalz mit Sesam 6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Zanzibar“ Gewürzsalz mit Sesam 6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 Gewürzsalz mit Rosenblättern 5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 Gewürzsalz mit Rosenblättern 5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 Chilisalz, scharf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 Chilisalz, scharf 9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 Chilisalz mild 9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 Chilisalz mild 90 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70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6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65g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8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4</text:p>
          </table:table-cell>
          <table:table-cell office:value-type="string">
            <text:p>„Sweet Vanilla &amp; Butterscotch“, Kandiszucker m. Butterkaramell in der Mühle 8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8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6</text:p>
          </table:table-cell>
          <table:table-cell office:value-type="string">
            <text:p>„Sweet Chili &amp; Chocolate“, Kandiszucker m. Schokolade u. Chili in der Mühle 70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65 g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2">
            <text:p>1682202</text:p>
          </table:table-cell>
          <table:table-cell office:value-type="string">
            <text:p>Ilula Pinotage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3">
            <text:p>1682203</text:p>
          </table:table-cell>
          <table:table-cell office:value-type="string">
            <text:p>Ilula Merlot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5">
            <text:p>1682205</text:p>
          </table:table-cell>
          <table:table-cell office:value-type="string">
            <text:p>Ilula Shiraz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2">
            <text:p>1522202</text:p>
          </table:table-cell>
          <table:table-cell office:value-type="string">
            <text:p>Koopmannskloof Cabernet Sauvignon Wine of Origin Stellenbosch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3">
            <text:p>1522203</text:p>
          </table:table-cell>
          <table:table-cell office:value-type="string">
            <text:p>Koopmannskloof Shiraz Wine of Origin Stellenbosch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502201">
            <text:p>3502201</text:p>
          </table:table-cell>
          <table:table-cell office:value-type="string">
            <text:p>SOLOMBRA Cabernet Sauvignon Bonarda, trocken 0,75 l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502202">
            <text:p>3502202</text:p>
          </table:table-cell>
          <table:table-cell office:value-type="string">
            <text:p>SOLOMBRA Malbec, trocken 0,75 l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02202">
            <text:p>3902202</text:p>
          </table:table-cell>
          <table:table-cell office:value-type="string">
            <text:p>Las Lomas, Pais-Cabernet Sauvignon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7">
            <text:p>3982207</text:p>
          </table:table-cell>
          <table:table-cell office:value-type="string">
            <text:p>Lautaro Bio Merlot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8">
            <text:p>3982208</text:p>
          </table:table-cell>
          <table:table-cell office:value-type="string">
            <text:p>Lautaro Bio Cabernet Sauvignon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5">
            <text:p>3982205</text:p>
          </table:table-cell>
          <table:table-cell office:value-type="string">
            <text:p>Lautaro Otoño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10">
            <text:p>8912210</text:p>
          </table:table-cell>
          <table:table-cell office:value-type="string">
            <text:p>El Sur, Cabernet Sauvignon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15">
            <text:p>8912215</text:p>
          </table:table-cell>
          <table:table-cell office:value-type="string">
            <text:p>El Sur, Cabernet Sauvignon trocken 0,25 l</text:p>
          </table:table-cell>
          <table:table-cell/>
          <table:table-cell office:value-type="string">
            <text:p>Chile</text:p>
          </table:table-cell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 Chilenischer Rotwein <text:s/>0,3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 Chilenischer Rotwein 0,3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 Chilenischer Rotwein <text:s/>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 Chilenischer Rotwein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">
            <text:p>7,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5.2">
            <text:p>5,2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 Chilenischer Rotwein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9">
            <text:p>3982209</text:p>
          </table:table-cell>
          <table:table-cell office:value-type="string">
            <text:p>Lautaro Bio Carmenere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Jahrgang 2010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7.95">
            <text:p>7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-2012</text:p>
          </table:table-cell>
          <table:table-cell office:value-type="string">
            <text:p>Hiso Telaray Rosso Salento Libera Terra Puglia, Rotwein Apulien IGT, JG 2012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22">
            <text:p>8912222</text:p>
          </table:table-cell>
          <table:table-cell office:value-type="string">
            <text:p>Goue Vallei Rosé Goue Vallei - Western Cape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1">
            <text:p>1522201</text:p>
          </table:table-cell>
          <table:table-cell office:value-type="string">
            <text:p>Koopmannskloof Pinotage Rosé Wine of Origin Stellbosch, halb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 Chilenischer Rotwein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02204">
            <text:p>3902204</text:p>
          </table:table-cell>
          <table:table-cell office:value-type="string">
            <text:p>Las Lomas - Cabernet Sauvignon Rosé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 Negroamaro Salento IGT, Roséwein, Apulien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682207">
            <text:p>1682207</text:p>
          </table:table-cell>
          <table:table-cell office:value-type="string">
            <text:p>Ilula Chenin-Sauvignon Blanc W.O. Western Cape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1522205">
            <text:p>1522205</text:p>
          </table:table-cell>
          <table:table-cell office:value-type="string">
            <text:p>Koopmannskloof Sauvignon Blanc Wine of Origin Stellbosch, trocke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502203">
            <text:p>3502203</text:p>
          </table:table-cell>
          <table:table-cell office:value-type="string">
            <text:p>SOLOMBRA Torrontes, trocken 0,75 l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0,75 l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02203">
            <text:p>3902203</text:p>
          </table:table-cell>
          <table:table-cell office:value-type="string">
            <text:p>Las Lomas, Chardonnay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8912211">
            <text:p>8912211</text:p>
          </table:table-cell>
          <table:table-cell office:value-type="string">
            <text:p>El Sur, Sauvignon Blanc Valle de Lontué,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float" office:value="3982206">
            <text:p>3982206</text:p>
          </table:table-cell>
          <table:table-cell office:value-type="string">
            <text:p>Lautaro Bio-Sauvignon Blanc trocken 0,75 l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 <text:s/>Centopassi Blend Bianco Libera Terra, <text:s/>Weißwein Sizilien DOC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 table:number-columns-repeated="1016"/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 <text:s/>Centopassi Grillo-Cataratto Bianco Libera Terra, <text:s/>Weißwein Sizilien DOC 0,75 l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 Schaumwein 0,75 l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12.95">
            <text:p>12,95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0,5l</text:p>
          </table:table-cell>
          <table:table-cell/>
          <table:table-cell office:value-type="string">
            <text:p>Italien Costa Rica</text:p>
          </table:table-cell>
          <table:table-cell office:value-type="float" office:value="6">
            <text:p>6</text:p>
          </table:table-cell>
          <table:table-cell office:value-type="float" office:value="18.5">
            <text:p>18,5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float" office:value="4318603">
            <text:p>4318603</text:p>
          </table:table-cell>
          <table:table-cell office:value-type="string">
            <text:p>Bio Met – nach altem Rezept Honigwein, 12% Vol 0,75 l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0,7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4.9">
            <text:p>14,9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 "Cafecito", 18% Vol. <text:s/>0,35l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 table:number-columns-repeated="1016"/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500ml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11.9">
            <text:p>11,9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 <text:s/>0,35 l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 weißer Rum aus Cuba, 3 Jahre gereift 0,7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 brauner Rum aus Cuba, 5 Jahre gereift 0,7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 brauner Rum aus Cuba, 7 Jahre gereift 0,7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7.5">
            <text:p>17,5</text:p>
          </table:table-cell>
          <table:table-cell table:number-columns-repeated="1016"/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 brauner Rum aus Cuba, 15 Jahre gereift 0,7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49.9">
            <text:p>49,9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 rot, offene Welle 1 St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 rot, offene Welle 1 St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1 St.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 zzgl. Mehrwegpfand 0,2 l</text:p>
          </table:table-cell>
          <table:table-cell/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 zzgl. Mehrwegpfand 1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 zzgl. Mehrwegpfand 1 l</text:p>
          </table:table-cell>
          <table:table-cell/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1 l</text:p>
          </table:table-cell>
          <table:table-cell/>
          <table:table-cell office:value-type="string">
            <text:p>Deutschland, Philippinen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1 l</text:p>
          </table:table-cell>
          <table:table-cell/>
          <table:table-cell office:value-type="string">
            <text:p>Deutschland 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float" office:value="6042007">
            <text:p>6042007</text:p>
          </table:table-cell>
          <table:table-cell office:value-type="string">
            <text:p>Merida Orangensaft <text:s/>1,0 l</text:p>
          </table:table-cell>
          <table:table-cell/>
          <table:table-cell office:value-type="string">
            <text:p><text:s/>Brasilien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float" office:value="8912009">
            <text:p>8912009</text:p>
          </table:table-cell>
          <table:table-cell office:value-type="string">
            <text:p>Batida del Mundo <text:s/>1,0 l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float" office:value="6042005">
            <text:p>6042005</text:p>
          </table:table-cell>
          <table:table-cell office:value-type="string">
            <text:p>Merida Orangensaft (3 x 0,2 l) 0,6 l</text:p>
          </table:table-cell>
          <table:table-cell/>
          <table:table-cell office:value-type="string">
            <text:p><text:s/>Brasilien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87">
            <text:p>87</text:p>
          </table:table-cell>
          <table:table-cell office:value-type="string">
            <text:p>Mango Maracuja Saft 1,0 l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99">
            <text:p>99</text:p>
          </table:table-cell>
          <table:table-cell office:value-type="string">
            <text:p>Multifrucht Saft 1,0 l</text:p>
          </table:table-cell>
          <table:table-cell/>
          <table:table-cell office:value-type="string">
            <text:p>Peru/Ecuador/Brasilie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88">
            <text:p>88</text:p>
          </table:table-cell>
          <table:table-cell office:value-type="string">
            <text:p>Limette Nektar 1,0 l</text:p>
          </table:table-cell>
          <table:table-cell/>
          <table:table-cell office:value-type="string">
            <text:p>Brasilien Peru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float" office:value="100">
            <text:p>100</text:p>
          </table:table-cell>
          <table:table-cell office:value-type="string">
            <text:p>Apfel Mango Brombeer Saft 1,0 l</text:p>
          </table:table-cell>
          <table:table-cell/>
          <table:table-cell office:value-type="string">
            <text:p>Peru Ecuado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37</text:p>
          </table:table-cell>
          <table:table-cell office:value-type="string">
            <text:p>Apfel-Mango-Saft 3L Bag-in-Box 3,0 l</text:p>
          </table:table-cell>
          <table:table-cell/>
          <table:table-cell office:value-type="string">
            <text:p>Deutschland, Philippinen</text:p>
          </table:table-cell>
          <table:table-cell office:value-type="float" office:value="1">
            <text:p>1</text:p>
          </table:table-cell>
          <table:table-cell office:value-type="float" office:value="6.99">
            <text:p>6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it Guarana, zur WM 2014, zzgl. 0,25 € Einwegpfand 0,5 l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 zzgl. 0,25 Euro Einwegpfand 0,5 l</text:p>
          </table:table-cell>
          <table:table-cell/>
          <table:table-cell office:value-type="string">
            <text:p>Argentinien, Paraguay</text:p>
          </table:table-cell>
          <table:table-cell office:value-type="float" office:value="6">
            <text:p>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0,5 l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29">
            <text:p>1,2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230 ml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230 ml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0,25l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20</text:p>
          </table:table-cell>
          <table:table-cell office:value-type="string">
            <text:p>Banane-Waldfrucht-Smoothie 0,25l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0,25l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Mango-Bananen-Calamansi-Smoothie 0,25l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Ananas-Bananen-Maracuja Smoothie 0,25l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0,5l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0,5l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0,5l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 zzgl. Mehrwegpfand 0,33l</text:p>
          </table:table-cell>
          <table:table-cell/>
          <table:table-cell office:value-type="string">
            <text:p>Costa Rica</text:p>
          </table:table-cell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 table:number-columns-repeated="1016"/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float" office:value="8912011">
            <text:p>8912011</text:p>
          </table:table-cell>
          <table:table-cell office:value-type="string">
            <text:p>Bio Limo zzgl. Mehrwegpfand 0,33l</text:p>
          </table:table-cell>
          <table:table-cell/>
          <table:table-cell office:value-type="string">
            <text:p>Brasilien Paraguay</text:p>
          </table:table-cell>
          <table:table-cell office:value-type="float" office:value="12">
            <text:p>12</text:p>
          </table:table-cell>
          <table:table-cell office:value-type="float" office:value="0.99">
            <text:p>0,9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750ml</text:p>
          </table:table-cell>
          <table:table-cell/>
          <table:table-cell office:value-type="string">
            <text:p>Philippipnen</text:p>
          </table:table-cell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250ml</text:p>
          </table:table-cell>
          <table:table-cell/>
          <table:table-cell office:value-type="string">
            <text:p>Philippipnen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250ml</text:p>
          </table:table-cell>
          <table:table-cell/>
          <table:table-cell office:value-type="string">
            <text:p>Philippipnen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gf110101</text:p>
          </table:table-cell>
          <table:table-cell office:value-type="string">
            <text:p>Fruchtsirup Ananas 200 ml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gf110103</text:p>
          </table:table-cell>
          <table:table-cell office:value-type="string">
            <text:p>Fruchtsirup Ingwer 200 ml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gf110104</text:p>
          </table:table-cell>
          <table:table-cell office:value-type="string">
            <text:p>Fruchtsirup Hibiskus 200 ml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 table:number-columns-repeated="1016"/>
        </table:table-row>
        <table:table-row table:style-name="ro1"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</text:p>
          </table:table-cell>
          <table:table-cell/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</text:p>
          </table:table-cell>
          <table:table-cell office:value-type="float" office:value="2801">
            <text:p>2801</text:p>
          </table:table-cell>
          <table:table-cell office:value-type="string">
            <text:p>Kaffeefilter Gr. 4 100 Stk.</text:p>
          </table:table-cell>
          <table:table-cell/>
          <table:table-cell office:value-type="string">
            <text:p>Deutschland</text:p>
          </table:table-cell>
          <table:table-cell office:value-type="float" office:value="12">
            <text:p>12</text:p>
          </table:table-cell>
          <table:table-cell office:value-type="float" office:value="2.1">
            <text:p>2,1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</text:p>
          </table:table-cell>
          <table:table-cell office:value-type="float" office:value="2803">
            <text:p>2803</text:p>
          </table:table-cell>
          <table:table-cell office:value-type="string">
            <text:p>Teefilter Umweltschutzpapier 100 Stk.</text:p>
          </table:table-cell>
          <table:table-cell/>
          <table:table-cell office:value-type="string">
            <text:p>Deutschland</text:p>
          </table:table-cell>
          <table:table-cell office:value-type="float" office:value="40">
            <text:p>40</text:p>
          </table:table-cell>
          <table:table-cell office:value-type="float" office:value="2.85">
            <text:p>2,85</text:p>
          </table:table-cell>
          <table:table-cell table:number-columns-repeated="1016"/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</text:p>
          </table:table-cell>
          <table:table-cell office:value-type="float" office:value="8839801">
            <text:p>8839801</text:p>
          </table:table-cell>
          <table:table-cell office:value-type="string">
            <text:p>Teefilter-Clip 1 St.</text:p>
          </table:table-cell>
          <table:table-cell/>
          <table:table-cell office:value-type="string">
            <text:p>Deutschland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7T17:18:17</dc:date>
    <dc:creator>Markus Voge</dc:creator>
    <meta:document-statistic meta:table-count="1" meta:cell-count="8195" meta:object-count="0"/>
    <meta:generator>LibreOffice/3.5$Linux_x86 LibreOffice_project/350m1$Build-2</meta:generator>
  </office:meta>
</office:document-meta>
</file>